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fo:font-size="11pt" officeooo:rsid="00263858" officeooo:paragraph-rsid="0064e427" style:font-size-asian="11pt" style:font-size-complex="11pt"/>
    </style:style>
    <style:style style:name="P2" style:family="paragraph" style:parent-style-name="Standard">
      <style:paragraph-properties fo:line-height="100%" fo:text-align="justify" style:justify-single-word="false"/>
      <style:text-properties style:font-name="Times New Roman" fo:font-size="11pt" officeooo:rsid="00246617" officeooo:paragraph-rsid="004e419e" style:font-size-asian="11pt" style:font-size-complex="11pt"/>
    </style:style>
    <style:style style:name="P3" style:family="paragraph" style:parent-style-name="Standard">
      <style:paragraph-properties fo:line-height="100%" fo:text-align="justify" style:justify-single-word="false"/>
      <style:text-properties style:font-name="Times New Roman" fo:font-size="11pt" style:font-size-asian="11pt" style:font-size-complex="11pt"/>
    </style:style>
    <style:style style:name="P4" style:family="paragraph" style:parent-style-name="Standard">
      <style:paragraph-properties fo:line-height="100%" fo:text-align="justify" style:justify-single-word="false"/>
      <style:text-properties style:font-name="Times New Roman" fo:font-size="11pt" fo:font-weight="normal" officeooo:rsid="003329da" officeooo:paragraph-rsid="003329da" fo:background-color="transparent" style:font-size-asian="11pt" style:font-weight-asian="normal" style:font-size-complex="11pt" style:font-weight-complex="normal"/>
    </style:style>
    <style:style style:name="P5" style:family="paragraph" style:parent-style-name="Standard">
      <style:paragraph-properties fo:line-height="100%" fo:text-align="justify" style:justify-single-word="false"/>
      <style:text-properties style:font-name="Times New Roman" fo:font-size="11pt" fo:font-weight="normal" officeooo:rsid="002b7e50" officeooo:paragraph-rsid="0045cb38" fo:background-color="transparent" style:font-size-asian="11pt" style:font-weight-asian="normal" style:font-size-complex="11pt" style:font-weight-complex="normal"/>
    </style:style>
    <style:style style:name="P6" style:family="paragraph" style:parent-style-name="Standard">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7" style:family="paragraph" style:parent-style-name="Standard">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8" style:family="paragraph" style:parent-style-name="Standard">
      <style:paragraph-properties fo:line-height="100%" fo:text-align="justify" style:justify-single-word="false"/>
      <style:text-properties style:font-name="Times New Roman" fo:font-size="11pt" fo:font-weight="normal" officeooo:rsid="007e482a" officeooo:paragraph-rsid="007e482a" fo:background-color="transparent" style:font-size-asian="11pt" style:font-weight-asian="normal" style:font-size-complex="11pt" style:font-weight-complex="normal"/>
    </style:style>
    <style:style style:name="P9" style:family="paragraph" style:parent-style-name="Standard">
      <style:paragraph-properties fo:line-height="100%" fo:text-align="justify"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style:font-name="Times New Roman" fo:font-weight="normal" officeooo:rsid="007df9ed" officeooo:paragraph-rsid="007df9ed" fo:background-color="transparent" style:font-weight-asian="normal" style:font-weight-complex="normal"/>
    </style:style>
    <style:style style:name="P11" style:family="paragraph" style:parent-style-name="Standard">
      <style:paragraph-properties fo:line-height="100%" fo:text-align="justify" style:justify-single-word="false"/>
      <style:text-properties style:font-name="Times New Roman" fo:font-weight="bold" officeooo:rsid="00812fdf" officeooo:paragraph-rsid="00ed1c62" fo:background-color="transparent" style:font-weight-asian="bold" style:font-weight-complex="bold"/>
    </style:style>
    <style:style style:name="P12" style:family="paragraph" style:parent-style-name="Standard">
      <style:paragraph-properties fo:line-height="100%" fo:text-align="justify" style:justify-single-word="false"/>
      <style:text-properties style:font-name="Times New Roman" fo:font-style="italic" fo:font-weight="bold" officeooo:rsid="00812fdf" officeooo:paragraph-rsid="00ed1c62" fo:background-color="transparent" style:font-style-asian="italic" style:font-weight-asian="bold" style:font-style-complex="italic" style:font-weight-complex="bold"/>
    </style:style>
    <style:style style:name="P13" style:family="paragraph" style:parent-style-name="Standard">
      <style:paragraph-properties fo:line-height="100%" fo:text-align="justify" style:justify-single-word="false"/>
      <style:text-properties style:font-name="Times New Roman" fo:font-style="normal" fo:font-weight="bold" officeooo:rsid="01058932" officeooo:paragraph-rsid="01058932" fo:background-color="transparent" style:font-style-asian="normal" style:font-weight-asian="bold" style:font-style-complex="normal" style:font-weight-complex="bold"/>
    </style:style>
    <style:style style:name="P14" style:family="paragraph" style:parent-style-name="Standard">
      <style:paragraph-properties fo:line-height="100%" fo:text-align="justify" style:justify-single-word="false"/>
      <style:text-properties fo:font-weight="normal" officeooo:rsid="003329da" officeooo:paragraph-rsid="003329da" fo:background-color="transparent" style:font-weight-asian="normal" style:font-weight-complex="normal"/>
    </style:style>
    <style:style style:name="P15" style:family="paragraph" style:parent-style-name="Standard">
      <style:paragraph-properties fo:line-height="100%" fo:text-align="justify" style:justify-single-word="false"/>
      <style:text-properties fo:font-weight="normal" officeooo:rsid="00862a9e" officeooo:paragraph-rsid="0102f899" fo:background-color="transparent" style:font-weight-asian="normal" style:font-weight-complex="normal"/>
    </style:style>
    <style:style style:name="P16" style:family="paragraph" style:parent-style-name="Standard">
      <style:paragraph-properties fo:line-height="100%" fo:text-align="justify" style:justify-single-word="false"/>
      <style:text-properties officeooo:paragraph-rsid="005ab708"/>
    </style:style>
    <style:style style:name="P17" style:family="paragraph" style:parent-style-name="Standard">
      <style:paragraph-properties fo:line-height="100%" fo:text-align="justify" style:justify-single-word="false"/>
      <style:text-properties officeooo:paragraph-rsid="0073f2c9"/>
    </style:style>
    <style:style style:name="P18" style:family="paragraph" style:parent-style-name="Standard">
      <style:paragraph-properties fo:line-height="100%" fo:text-align="justify" style:justify-single-word="false"/>
      <style:text-properties officeooo:paragraph-rsid="00779bf6"/>
    </style:style>
    <style:style style:name="P19" style:family="paragraph" style:parent-style-name="Standard">
      <style:paragraph-properties fo:line-height="100%" fo:text-align="justify" style:justify-single-word="false"/>
      <style:text-properties officeooo:paragraph-rsid="0064e427"/>
    </style:style>
    <style:style style:name="P20" style:family="paragraph" style:parent-style-name="Standard">
      <style:paragraph-properties fo:line-height="100%" fo:text-align="justify" style:justify-single-word="false"/>
      <style:text-properties officeooo:paragraph-rsid="00c261d8"/>
    </style:style>
    <style:style style:name="P21" style:family="paragraph" style:parent-style-name="Standard">
      <style:paragraph-properties fo:line-height="100%" fo:text-align="justify" style:justify-single-word="false"/>
      <style:text-properties officeooo:paragraph-rsid="00caa5d5"/>
    </style:style>
    <style:style style:name="P22" style:family="paragraph" style:parent-style-name="Standard">
      <style:paragraph-properties fo:line-height="100%" fo:text-align="justify" style:justify-single-word="false"/>
      <style:text-properties officeooo:paragraph-rsid="00cd6d49"/>
    </style:style>
    <style:style style:name="P23" style:family="paragraph" style:parent-style-name="Standard">
      <style:paragraph-properties fo:line-height="100%" fo:text-align="justify" style:justify-single-word="false"/>
      <style:text-properties officeooo:paragraph-rsid="007df9ed"/>
    </style:style>
    <style:style style:name="P24" style:family="paragraph" style:parent-style-name="Standard">
      <style:paragraph-properties fo:line-height="100%" fo:text-align="justify" style:justify-single-word="false"/>
      <style:text-properties officeooo:paragraph-rsid="007e482a"/>
    </style:style>
    <style:style style:name="P25" style:family="paragraph" style:parent-style-name="Standard">
      <style:paragraph-properties fo:line-height="100%" fo:text-align="justify" style:justify-single-word="false"/>
      <style:text-properties officeooo:paragraph-rsid="004e419e"/>
    </style:style>
    <style:style style:name="P26" style:family="paragraph" style:parent-style-name="Standard">
      <style:paragraph-properties fo:line-height="100%" fo:text-align="justify" style:justify-single-word="false"/>
      <style:text-properties officeooo:paragraph-rsid="008ef469"/>
    </style:style>
    <style:style style:name="P27" style:family="paragraph" style:parent-style-name="Standard">
      <style:paragraph-properties fo:line-height="100%" fo:text-align="justify" style:justify-single-word="false"/>
      <style:text-properties officeooo:paragraph-rsid="00c261d8" fo:background-color="transparent"/>
    </style:style>
    <style:style style:name="P28" style:family="paragraph" style:parent-style-name="Standard" style:master-page-name="">
      <loext:graphic-properties draw:fill="none"/>
      <style:paragraph-properties fo:margin-left="0in" fo:margin-right="0in" fo:line-height="100%" fo:text-align="justify" style:justify-single-word="false" fo:text-indent="0in" style:auto-text-indent="false" style:page-number="auto" fo:background-color="transparent"/>
      <style:text-properties officeooo:paragraph-rsid="0026e417"/>
    </style:style>
    <style:style style:name="P29" style:family="paragraph" style:parent-style-name="Text_20_body">
      <style:paragraph-properties fo:line-height="100%" fo:text-align="justify" style:justify-single-word="false"/>
      <style:text-properties style:font-name="Times New Roman" fo:font-size="11pt" officeooo:rsid="00820145" officeooo:paragraph-rsid="00820145" fo:background-color="transparent" style:font-size-asian="9.60000038146973pt" style:font-size-complex="11pt"/>
    </style:style>
    <style:style style:name="P30" style:family="paragraph" style:parent-style-name="Text_20_body">
      <style:paragraph-properties fo:text-align="justify" style:justify-single-word="false"/>
      <style:text-properties style:font-name="Times New Roman" fo:font-size="11pt" fo:font-style="italic" officeooo:rsid="00f6f236" officeooo:paragraph-rsid="00f6f236" fo:background-color="transparent" style:font-size-asian="9.60000038146973pt" style:font-style-asian="italic" style:font-size-complex="11pt" style:font-style-complex="italic"/>
    </style:style>
    <style:style style:name="P31" style:family="paragraph" style:parent-style-name="Text_20_body">
      <style:paragraph-properties fo:text-align="justify" style:justify-single-word="false"/>
      <style:text-properties style:font-name="Times New Roman" fo:font-size="11pt" officeooo:rsid="00f6f236" officeooo:paragraph-rsid="01147d8b" style:font-size-asian="9.60000038146973pt" style:font-size-complex="11pt"/>
    </style:style>
    <style:style style:name="P32" style:family="paragraph" style:parent-style-name="Text_20_body">
      <style:paragraph-properties fo:line-height="100%" fo:text-align="justify" style:justify-single-word="false"/>
      <style:text-properties officeooo:rsid="00b23e34" officeooo:paragraph-rsid="00b23e34"/>
    </style:style>
    <style:style style:name="P33" style:family="paragraph" style:parent-style-name="Text_20_body">
      <style:paragraph-properties fo:line-height="100%" fo:text-align="justify" style:justify-single-word="false"/>
      <style:text-properties officeooo:paragraph-rsid="003e87c2"/>
    </style:style>
    <style:style style:name="P34" style:family="paragraph" style:parent-style-name="Text_20_body">
      <style:paragraph-properties fo:line-height="100%" fo:text-align="justify" style:justify-single-word="false"/>
      <style:text-properties officeooo:paragraph-rsid="00ab6f36"/>
    </style:style>
    <style:style style:name="P35" style:family="paragraph" style:parent-style-name="Text_20_body">
      <style:paragraph-properties fo:line-height="100%" fo:text-align="justify" style:justify-single-word="false"/>
      <style:text-properties officeooo:paragraph-rsid="00a86bcb"/>
    </style:style>
    <style:style style:name="P36" style:family="paragraph" style:parent-style-name="Text_20_body">
      <style:paragraph-properties fo:line-height="100%" fo:text-align="justify" style:justify-single-word="false"/>
      <style:text-properties officeooo:paragraph-rsid="00b23e34"/>
    </style:style>
    <style:style style:name="P37" style:family="paragraph" style:parent-style-name="Text_20_body">
      <style:paragraph-properties fo:line-height="100%" fo:text-align="justify" style:justify-single-word="false"/>
      <style:text-properties officeooo:paragraph-rsid="0124d21c"/>
    </style:style>
    <style:style style:name="P38" style:family="paragraph" style:parent-style-name="Text_20_body">
      <style:paragraph-properties fo:line-height="100%" fo:text-align="justify" style:justify-single-word="false"/>
      <style:text-properties officeooo:paragraph-rsid="0111f9f7"/>
    </style:style>
    <style:style style:name="P39" style:family="paragraph" style:parent-style-name="Text_20_body">
      <style:paragraph-properties fo:text-align="justify" style:justify-single-word="false"/>
      <style:text-properties officeooo:paragraph-rsid="00f6f236"/>
    </style:style>
    <style:style style:name="P40" style:family="paragraph" style:parent-style-name="Heading_20_1">
      <style:paragraph-properties fo:line-height="100%" fo:text-align="justify" style:justify-single-word="false"/>
      <style:text-properties style:font-name="Times New Roman" fo:font-size="16.2000007629395pt" style:font-size-asian="18.2000007629395pt" style:font-size-complex="18.2000007629395pt"/>
    </style:style>
    <style:style style:name="P41" style:family="paragraph" style:parent-style-name="Heading_20_3">
      <style:paragraph-properties fo:line-height="100%" fo:text-align="justify" style:justify-single-word="false"/>
      <style:text-properties style:font-name="Times New Roman"/>
    </style:style>
    <style:style style:name="P42" style:family="paragraph" style:parent-style-name="Heading_20_3">
      <style:paragraph-properties fo:line-height="100%" fo:text-align="justify" style:justify-single-word="false"/>
      <style:text-properties style:font-name="Times New Roman" officeooo:paragraph-rsid="004e419e"/>
    </style:style>
    <style:style style:name="P43" style:family="paragraph" style:parent-style-name="Heading_20_3">
      <style:paragraph-properties fo:line-height="100%" fo:text-align="justify" style:justify-single-word="false"/>
      <style:text-properties style:font-name="Times New Roman" officeooo:paragraph-rsid="008ef469"/>
    </style:style>
    <style:style style:name="P44" style:family="paragraph" style:parent-style-name="Heading_20_3">
      <style:paragraph-properties fo:line-height="100%" fo:text-align="justify" style:justify-single-word="false"/>
      <style:text-properties style:font-name="Times New Roman" officeooo:paragraph-rsid="007e482a"/>
    </style:style>
    <style:style style:name="P45" style:family="paragraph" style:parent-style-name="Heading_20_3">
      <style:paragraph-properties fo:line-height="100%" fo:text-align="justify" style:justify-single-word="false"/>
      <style:text-properties style:font-name="Times New Roman" officeooo:rsid="008865b4" officeooo:paragraph-rsid="008865b4"/>
    </style:style>
    <style:style style:name="P46" style:family="paragraph" style:parent-style-name="Heading_20_3">
      <style:paragraph-properties fo:line-height="100%" fo:text-align="justify" style:justify-single-word="false"/>
      <style:text-properties style:font-name="Times New Roman" officeooo:rsid="00820145" officeooo:paragraph-rsid="00820145" fo:background-color="transparent"/>
    </style:style>
    <style:style style:name="P47" style:family="paragraph" style:parent-style-name="Heading_20_3">
      <style:paragraph-properties fo:line-height="100%" fo:text-align="justify" style:justify-single-word="false"/>
      <style:text-properties style:font-name="Times New Roman" fo:background-color="transparent"/>
    </style:style>
    <style:style style:name="P48" style:family="paragraph" style:parent-style-name="Heading_20_3">
      <style:paragraph-properties fo:text-align="justify" style:justify-single-word="false"/>
      <style:text-properties style:font-name="Times New Roman" officeooo:rsid="00efbbda" officeooo:paragraph-rsid="00efbbda"/>
    </style:style>
    <style:style style:name="P49" style:family="paragraph" style:parent-style-name="Heading_20_3">
      <style:paragraph-properties fo:line-height="100%" fo:text-align="justify" style:justify-single-word="false"/>
      <style:text-properties style:font-name="Times New Roman" officeooo:rsid="00870e4f" officeooo:paragraph-rsid="00870e4f"/>
    </style:style>
    <style:style style:name="P50" style:family="paragraph" style:parent-style-name="Heading_20_3">
      <style:paragraph-properties fo:text-align="justify" style:justify-single-word="false"/>
    </style:style>
    <style:style style:name="P51" style:family="paragraph" style:parent-style-name="Standard" style:list-style-name="L1">
      <style:paragraph-properties fo:line-height="100%" fo:text-align="justify" style:justify-single-word="false"/>
      <style:text-properties style:font-name="Times New Roman" fo:font-size="11pt" officeooo:rsid="00212ae9" officeooo:paragraph-rsid="004e419e" style:font-size-asian="11pt" style:font-size-complex="11pt"/>
    </style:style>
    <style:style style:name="P52" style:family="paragraph" style:parent-style-name="Standard" style:list-style-name="L1">
      <style:paragraph-properties fo:line-height="100%" fo:text-align="justify" style:justify-single-word="false"/>
      <style:text-properties style:font-name="Times New Roman" fo:font-size="11pt" officeooo:paragraph-rsid="004e419e" style:font-size-asian="11pt" style:font-size-complex="11pt"/>
    </style:style>
    <style:style style:name="P53" style:family="paragraph" style:parent-style-name="Standard" style:list-style-name="L1">
      <style:paragraph-properties fo:line-height="100%" fo:text-align="justify" style:justify-single-word="false"/>
      <style:text-properties style:font-name="Times New Roman" fo:font-size="11pt" fo:font-weight="bold" officeooo:rsid="00212ae9" officeooo:paragraph-rsid="004e419e" style:font-size-asian="11pt" style:font-weight-asian="bold" style:font-size-complex="11pt" style:font-weight-complex="bold"/>
    </style:style>
    <style:style style:name="P54" style:family="paragraph" style:parent-style-name="Standard" style:list-style-name="L2">
      <style:paragraph-properties fo:line-height="100%" fo:text-align="justify" style:justify-single-word="false"/>
      <style:text-properties style:font-name="Times New Roman" fo:font-size="11pt" fo:font-weight="bold" officeooo:rsid="00d11c90" officeooo:paragraph-rsid="00d11c90" fo:background-color="transparent" style:font-size-asian="11pt" style:font-weight-asian="bold" style:font-size-complex="11pt" style:font-weight-complex="bold"/>
    </style:style>
    <style:style style:name="P55" style:family="paragraph" style:parent-style-name="Standard" style:list-style-name="L2">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56" style:family="paragraph" style:parent-style-name="Standard" style:list-style-name="L3">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57" style:family="paragraph" style:parent-style-name="Standard" style:list-style-name="L3">
      <style:paragraph-properties fo:line-height="100%" fo:text-align="justify" style:justify-single-word="false"/>
      <style:text-properties style:font-name="Times New Roman" fo:font-size="11pt" fo:font-weight="normal" officeooo:rsid="007ace03" officeooo:paragraph-rsid="007ace03" fo:background-color="transparent" style:font-size-asian="11pt" style:font-weight-asian="normal" style:font-size-complex="11pt" style:font-weight-complex="normal"/>
    </style:style>
    <style:style style:name="P58" style:family="paragraph" style:parent-style-name="Standard" style:list-style-name="L2">
      <style:paragraph-properties fo:line-height="100%" fo:text-align="justify" style:justify-single-word="false"/>
      <style:text-properties officeooo:paragraph-rsid="004b0581"/>
    </style:style>
    <style:style style:name="P59" style:family="paragraph" style:parent-style-name="Text_20_body">
      <style:paragraph-properties fo:line-height="100%" fo:text-align="justify" style:justify-single-word="false"/>
      <style:text-properties officeooo:paragraph-rsid="00f118c7"/>
    </style:style>
    <style:style style:name="P60" style:family="paragraph" style:parent-style-name="Text_20_body">
      <style:paragraph-properties fo:line-height="100%" fo:text-align="justify" style:justify-single-word="false"/>
      <style:text-properties officeooo:rsid="01321cd1" officeooo:paragraph-rsid="0133fbfe"/>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78c74f" style:font-weight-asian="normal" style:font-weight-complex="normal"/>
    </style:style>
    <style:style style:name="T7" style:family="text">
      <style:text-properties fo:font-weight="normal" officeooo:rsid="009b943d" style:font-weight-asian="normal" style:font-weight-complex="normal"/>
    </style:style>
    <style:style style:name="T8" style:family="text">
      <style:text-properties fo:font-weight="normal" officeooo:rsid="009f7950" style:font-weight-asian="normal" style:font-weight-complex="normal"/>
    </style:style>
    <style:style style:name="T9" style:family="text">
      <style:text-properties fo:font-weight="normal" officeooo:rsid="00a07d9c" style:font-weight-asian="normal" style:font-weight-complex="normal"/>
    </style:style>
    <style:style style:name="T10" style:family="text">
      <style:text-properties fo:font-weight="normal" officeooo:rsid="00246617" fo:background-color="transparent" loext:char-shading-value="0" style:font-weight-asian="normal" style:font-weight-complex="normal"/>
    </style:style>
    <style:style style:name="T11" style:family="text">
      <style:text-properties style:text-underline-style="none" fo:font-weight="normal" officeooo:rsid="00212ae9" fo:background-color="transparent" loext:char-shading-value="0" style:font-weight-asian="normal" style:font-weight-complex="normal"/>
    </style:style>
    <style:style style:name="T12" style:family="text">
      <style:text-properties officeooo:rsid="002c6962"/>
    </style:style>
    <style:style style:name="T13" style:family="text">
      <style:text-properties style:text-line-through-style="solid" style:text-line-through-type="single" style:font-name="Times New Roman" fo:font-size="11pt" fo:font-weight="normal" officeooo:rsid="002b7e50" fo:background-color="transparent" loext:char-shading-value="0" style:font-size-asian="11pt" style:font-weight-asian="normal" style:font-size-complex="11pt" style:font-weight-complex="normal"/>
    </style:style>
    <style:style style:name="T14" style:family="text">
      <style:text-properties officeooo:rsid="004b0581"/>
    </style:style>
    <style:style style:name="T15" style:family="text">
      <style:text-properties style:font-name="Times New Roman"/>
    </style:style>
    <style:style style:name="T16" style:family="text">
      <style:text-properties style:font-name="Times New Roman" fo:font-size="11pt" style:font-size-asian="11pt" style:font-size-complex="11pt"/>
    </style:style>
    <style:style style:name="T17" style:family="text">
      <style:text-properties style:font-name="Times New Roman" fo:font-size="11pt" officeooo:rsid="00263858" style:font-size-asian="11pt" style:font-size-complex="11pt"/>
    </style:style>
    <style:style style:name="T18" style:family="text">
      <style:text-properties style:font-name="Times New Roman" fo:font-size="11pt" officeooo:rsid="00779bf6" style:font-size-asian="11pt" style:font-size-complex="11pt"/>
    </style:style>
    <style:style style:name="T19" style:family="text">
      <style:text-properties style:font-name="Times New Roman" fo:font-size="11pt" officeooo:rsid="00820145" style:font-size-asian="11pt" style:font-size-complex="11pt"/>
    </style:style>
    <style:style style:name="T20" style:family="text">
      <style:text-properties style:font-name="Times New Roman" fo:font-size="11pt" officeooo:rsid="003e87c2" style:font-size-asian="11pt" style:font-size-complex="11pt"/>
    </style:style>
    <style:style style:name="T21" style:family="text">
      <style:text-properties style:font-name="Times New Roman" fo:font-size="11pt" officeooo:rsid="0090a27f" style:font-size-asian="11pt" style:font-size-complex="11pt"/>
    </style:style>
    <style:style style:name="T22" style:family="text">
      <style:text-properties style:font-name="Times New Roman" fo:font-size="11pt" officeooo:rsid="009278b8" style:font-size-asian="11pt" style:font-size-complex="11pt"/>
    </style:style>
    <style:style style:name="T23" style:family="text">
      <style:text-properties style:font-name="Times New Roman" fo:font-size="11pt" officeooo:rsid="0092cb22" style:font-size-asian="11pt" style:font-size-complex="11pt"/>
    </style:style>
    <style:style style:name="T24" style:family="text">
      <style:text-properties style:font-name="Times New Roman" fo:font-size="11pt" officeooo:rsid="0098c9d7" style:font-size-asian="11pt" style:font-size-complex="11pt"/>
    </style:style>
    <style:style style:name="T25" style:family="text">
      <style:text-properties style:font-name="Times New Roman" fo:font-size="11pt" officeooo:rsid="009942be" style:font-size-asian="11pt" style:font-size-complex="11pt"/>
    </style:style>
    <style:style style:name="T26" style:family="text">
      <style:text-properties style:font-name="Times New Roman" fo:font-size="11pt" officeooo:rsid="00b46c9d" style:font-size-asian="11pt" style:font-size-complex="11pt"/>
    </style:style>
    <style:style style:name="T27" style:family="text">
      <style:text-properties style:font-name="Times New Roman" fo:font-size="11pt" officeooo:rsid="00b56ef4" style:font-size-asian="11pt" style:font-size-complex="11pt"/>
    </style:style>
    <style:style style:name="T28" style:family="text">
      <style:text-properties style:font-name="Times New Roman" fo:font-size="11pt" officeooo:rsid="00b70d05" style:font-size-asian="11pt" style:font-size-complex="11pt"/>
    </style:style>
    <style:style style:name="T29" style:family="text">
      <style:text-properties style:font-name="Times New Roman" fo:font-size="11pt" officeooo:rsid="01018ac2" style:font-size-asian="11pt" style:font-size-complex="11pt"/>
    </style:style>
    <style:style style:name="T30" style:family="text">
      <style:text-properties style:font-name="Times New Roman" fo:font-size="11pt" officeooo:rsid="0102f899" style:font-size-asian="11pt" style:font-size-complex="11pt"/>
    </style:style>
    <style:style style:name="T31" style:family="text">
      <style:text-properties style:font-name="Times New Roman" fo:font-size="11pt" officeooo:rsid="0108dce3" style:font-size-asian="11pt" style:font-size-complex="11pt"/>
    </style:style>
    <style:style style:name="T32" style:family="text">
      <style:text-properties style:font-name="Times New Roman" fo:font-size="11pt" officeooo:rsid="0109e3fb" style:font-size-asian="11pt" style:font-size-complex="11pt"/>
    </style:style>
    <style:style style:name="T33" style:family="text">
      <style:text-properties style:font-name="Times New Roman" fo:font-size="11pt" officeooo:rsid="010d5242" style:font-size-asian="11pt" style:font-size-complex="11pt"/>
    </style:style>
    <style:style style:name="T34" style:family="text">
      <style:text-properties style:font-name="Times New Roman" fo:font-size="11pt" officeooo:rsid="01105ec4" style:font-size-asian="11pt" style:font-size-complex="11pt"/>
    </style:style>
    <style:style style:name="T35" style:family="text">
      <style:text-properties style:font-name="Times New Roman" fo:font-size="11pt" fo:font-weight="normal" officeooo:rsid="0026e417" style:font-size-asian="11pt" style:font-weight-asian="normal" style:font-size-complex="11pt" style:font-weight-complex="normal"/>
    </style:style>
    <style:style style:name="T36" style:family="text">
      <style:text-properties style:font-name="Times New Roman" fo:font-size="11pt" fo:font-weight="normal" officeooo:rsid="005192a7" style:font-size-asian="11pt" style:font-weight-asian="normal" style:font-size-complex="11pt" style:font-weight-complex="normal"/>
    </style:style>
    <style:style style:name="T37" style:family="text">
      <style:text-properties style:font-name="Times New Roman" fo:font-size="11pt" fo:font-weight="normal" officeooo:rsid="0051bd87" style:font-size-asian="11pt" style:font-weight-asian="normal" style:font-size-complex="11pt" style:font-weight-complex="normal"/>
    </style:style>
    <style:style style:name="T38" style:family="text">
      <style:text-properties style:font-name="Times New Roman" fo:font-size="11pt" fo:font-weight="normal" officeooo:rsid="0053b21c" style:font-size-asian="11pt" style:font-weight-asian="normal" style:font-size-complex="11pt" style:font-weight-complex="normal"/>
    </style:style>
    <style:style style:name="T39" style:family="text">
      <style:text-properties style:font-name="Times New Roman" fo:font-size="11pt" fo:font-weight="normal" officeooo:rsid="0054485d" style:font-size-asian="11pt" style:font-weight-asian="normal" style:font-size-complex="11pt" style:font-weight-complex="normal"/>
    </style:style>
    <style:style style:name="T40" style:family="text">
      <style:text-properties style:font-name="Times New Roman" fo:font-size="11pt" fo:font-weight="normal" officeooo:rsid="005ab708" style:font-size-asian="11pt" style:font-weight-asian="normal" style:font-size-complex="11pt" style:font-weight-complex="normal"/>
    </style:style>
    <style:style style:name="T41" style:family="text">
      <style:text-properties style:font-name="Times New Roman" fo:font-size="11pt" fo:font-weight="normal" officeooo:rsid="00384d0d" style:font-size-asian="11pt" style:font-weight-asian="normal" style:font-size-complex="11pt" style:font-weight-complex="normal"/>
    </style:style>
    <style:style style:name="T42" style:family="text">
      <style:text-properties style:font-name="Times New Roman" fo:font-size="11pt" fo:font-weight="normal" officeooo:rsid="003ae104" style:font-size-asian="11pt" style:font-weight-asian="normal" style:font-size-complex="11pt" style:font-weight-complex="normal"/>
    </style:style>
    <style:style style:name="T43" style:family="text">
      <style:text-properties style:font-name="Times New Roman" fo:font-size="11pt" fo:font-weight="normal" officeooo:rsid="003a984c" style:font-size-asian="11pt" style:font-weight-asian="normal" style:font-size-complex="11pt" style:font-weight-complex="normal"/>
    </style:style>
    <style:style style:name="T44" style:family="text">
      <style:text-properties style:font-name="Times New Roman" fo:font-size="11pt" fo:font-weight="normal" officeooo:rsid="005c7ce9" style:font-size-asian="11pt" style:font-weight-asian="normal" style:font-size-complex="11pt" style:font-weight-complex="normal"/>
    </style:style>
    <style:style style:name="T45" style:family="text">
      <style:text-properties style:font-name="Times New Roman" fo:font-size="11pt" fo:font-weight="normal" officeooo:rsid="003900a2" style:font-size-asian="11pt" style:font-weight-asian="normal" style:font-size-complex="11pt" style:font-weight-complex="normal"/>
    </style:style>
    <style:style style:name="T46" style:family="text">
      <style:text-properties style:font-name="Times New Roman" fo:font-size="11pt" fo:font-weight="normal" officeooo:rsid="005cd45e" style:font-size-asian="11pt" style:font-weight-asian="normal" style:font-size-complex="11pt" style:font-weight-complex="normal"/>
    </style:style>
    <style:style style:name="T47" style:family="text">
      <style:text-properties style:font-name="Times New Roman" fo:font-size="11pt" fo:font-weight="normal" officeooo:rsid="005d57b0" style:font-size-asian="11pt" style:font-weight-asian="normal" style:font-size-complex="11pt" style:font-weight-complex="normal"/>
    </style:style>
    <style:style style:name="T48" style:family="text">
      <style:text-properties style:font-name="Times New Roman" fo:font-size="11pt" fo:font-weight="normal" officeooo:rsid="005f529d" style:font-size-asian="11pt" style:font-weight-asian="normal" style:font-size-complex="11pt" style:font-weight-complex="normal"/>
    </style:style>
    <style:style style:name="T49" style:family="text">
      <style:text-properties style:font-name="Times New Roman" fo:font-size="11pt" fo:font-weight="normal" officeooo:rsid="00614331" style:font-size-asian="11pt" style:font-weight-asian="normal" style:font-size-complex="11pt" style:font-weight-complex="normal"/>
    </style:style>
    <style:style style:name="T50" style:family="text">
      <style:text-properties style:font-name="Times New Roman" fo:font-size="11pt" fo:font-weight="normal" officeooo:rsid="00729545" style:font-size-asian="11pt" style:font-weight-asian="normal" style:font-size-complex="11pt" style:font-weight-complex="normal"/>
    </style:style>
    <style:style style:name="T51" style:family="text">
      <style:text-properties style:font-name="Times New Roman" fo:font-size="11pt" fo:font-weight="normal" officeooo:rsid="0073cce5" style:font-size-asian="11pt" style:font-weight-asian="normal" style:font-size-complex="11pt" style:font-weight-complex="normal"/>
    </style:style>
    <style:style style:name="T52" style:family="text">
      <style:text-properties style:font-name="Times New Roman" fo:font-size="11pt" fo:font-weight="normal" officeooo:rsid="0036ffe8" style:font-size-asian="11pt" style:font-weight-asian="normal" style:font-size-complex="11pt" style:font-weight-complex="normal"/>
    </style:style>
    <style:style style:name="T53" style:family="text">
      <style:text-properties style:font-name="Times New Roman" fo:font-size="11pt" fo:font-weight="normal" officeooo:rsid="00576ede" style:font-size-asian="11pt" style:font-weight-asian="normal" style:font-size-complex="11pt" style:font-weight-complex="normal"/>
    </style:style>
    <style:style style:name="T54" style:family="text">
      <style:text-properties style:font-name="Times New Roman" fo:font-size="11pt" fo:font-weight="normal" officeooo:rsid="00594fec" style:font-size-asian="11pt" style:font-weight-asian="normal" style:font-size-complex="11pt" style:font-weight-complex="normal"/>
    </style:style>
    <style:style style:name="T55" style:family="text">
      <style:text-properties style:font-name="Times New Roman" fo:font-size="11pt" fo:font-weight="normal" officeooo:rsid="0073f2c9" style:font-size-asian="11pt" style:font-weight-asian="normal" style:font-size-complex="11pt" style:font-weight-complex="normal"/>
    </style:style>
    <style:style style:name="T56" style:family="text">
      <style:text-properties style:font-name="Times New Roman" fo:font-size="11pt" fo:font-weight="normal" officeooo:rsid="0095720e" style:font-size-asian="11pt" style:font-weight-asian="normal" style:font-size-complex="11pt" style:font-weight-complex="normal"/>
    </style:style>
    <style:style style:name="T57" style:family="text">
      <style:text-properties style:font-name="Times New Roman" fo:font-size="11pt" fo:font-weight="normal" officeooo:rsid="00960c0d" style:font-size-asian="11pt" style:font-weight-asian="normal" style:font-size-complex="11pt" style:font-weight-complex="normal"/>
    </style:style>
    <style:style style:name="T58" style:family="text">
      <style:text-properties style:font-name="Times New Roman" fo:font-size="11pt" fo:font-weight="normal" officeooo:rsid="00961b60" style:font-size-asian="11pt" style:font-weight-asian="normal" style:font-size-complex="11pt" style:font-weight-complex="normal"/>
    </style:style>
    <style:style style:name="T59" style:family="text">
      <style:text-properties style:font-name="Times New Roman" fo:font-size="11pt" fo:font-weight="normal" officeooo:rsid="0078c74f" style:font-size-asian="11pt" style:font-weight-asian="normal" style:font-size-complex="11pt" style:font-weight-complex="normal"/>
    </style:style>
    <style:style style:name="T60" style:family="text">
      <style:text-properties style:font-name="Times New Roman" fo:font-size="11pt" fo:font-weight="normal" officeooo:rsid="00263858" style:font-size-asian="11pt" style:font-weight-asian="normal" style:font-size-complex="11pt" style:font-weight-complex="normal"/>
    </style:style>
    <style:style style:name="T61" style:family="text">
      <style:text-properties style:font-name="Times New Roman" fo:font-size="11pt" fo:font-weight="normal" officeooo:rsid="00653049" style:font-size-asian="11pt" style:font-weight-asian="normal" style:font-size-complex="11pt" style:font-weight-complex="normal"/>
    </style:style>
    <style:style style:name="T62" style:family="text">
      <style:text-properties style:font-name="Times New Roman" fo:font-size="11pt" fo:font-weight="normal" officeooo:rsid="00a0e44a" style:font-size-asian="11pt" style:font-weight-asian="normal" style:font-size-complex="11pt" style:font-weight-complex="normal"/>
    </style:style>
    <style:style style:name="T63" style:family="text">
      <style:text-properties style:font-name="Times New Roman" fo:font-size="11pt" fo:font-weight="normal" officeooo:rsid="007b3ab9" style:font-size-asian="11pt" style:font-weight-asian="normal" style:font-size-complex="11pt" style:font-weight-complex="normal"/>
    </style:style>
    <style:style style:name="T64" style:family="text">
      <style:text-properties style:font-name="Times New Roman" fo:font-size="11pt" fo:font-weight="normal" officeooo:rsid="00c076fd" style:font-size-asian="11pt" style:font-weight-asian="normal" style:font-size-complex="11pt" style:font-weight-complex="normal"/>
    </style:style>
    <style:style style:name="T65" style:family="text">
      <style:text-properties style:font-name="Times New Roman" fo:font-size="11pt" fo:font-weight="normal" officeooo:rsid="00c261d8" style:font-size-asian="11pt" style:font-weight-asian="normal" style:font-size-complex="11pt" style:font-weight-complex="normal"/>
    </style:style>
    <style:style style:name="T66" style:family="text">
      <style:text-properties style:font-name="Times New Roman" fo:font-size="11pt" fo:font-weight="normal" officeooo:rsid="004dd3cc" style:font-size-asian="11pt" style:font-weight-asian="normal" style:font-size-complex="11pt" style:font-weight-complex="normal"/>
    </style:style>
    <style:style style:name="T67" style:family="text">
      <style:text-properties style:font-name="Times New Roman" fo:font-size="11pt" fo:font-weight="normal" officeooo:rsid="00a2de03" style:font-size-asian="11pt" style:font-weight-asian="normal" style:font-size-complex="11pt" style:font-weight-complex="normal"/>
    </style:style>
    <style:style style:name="T68" style:family="text">
      <style:text-properties style:font-name="Times New Roman" fo:font-size="11pt" fo:font-weight="normal" officeooo:rsid="011dd3d8" style:font-size-asian="11pt" style:font-weight-asian="normal" style:font-size-complex="11pt" style:font-weight-complex="normal"/>
    </style:style>
    <style:style style:name="T69" style:family="text">
      <style:text-properties style:font-name="Times New Roman" fo:font-size="11pt" fo:font-weight="normal" officeooo:rsid="011f1090" style:font-size-asian="11pt" style:font-weight-asian="normal" style:font-size-complex="11pt" style:font-weight-complex="normal"/>
    </style:style>
    <style:style style:name="T70" style:family="text">
      <style:text-properties style:font-name="Times New Roman" fo:font-size="11pt" fo:font-weight="normal" fo:background-color="transparent" loext:char-shading-value="0" style:font-size-asian="11pt" style:font-weight-asian="normal" style:font-size-complex="11pt" style:font-weight-complex="normal"/>
    </style:style>
    <style:style style:name="T71" style:family="text">
      <style:text-properties style:font-name="Times New Roman" fo:font-size="11pt" fo:font-weight="normal" officeooo:rsid="00bac1cb" fo:background-color="transparent" loext:char-shading-value="0" style:font-size-asian="11pt" style:font-weight-asian="normal" style:font-size-complex="11pt" style:font-weight-complex="normal"/>
    </style:style>
    <style:style style:name="T72" style:family="text">
      <style:text-properties style:font-name="Times New Roman" fo:font-size="11pt" fo:font-weight="normal" officeooo:rsid="00c261d8" fo:background-color="transparent" loext:char-shading-value="0" style:font-size-asian="11pt" style:font-weight-asian="normal" style:font-size-complex="11pt" style:font-weight-complex="normal"/>
    </style:style>
    <style:style style:name="T73" style:family="text">
      <style:text-properties style:font-name="Times New Roman" fo:font-size="11pt" fo:font-weight="normal" officeooo:rsid="00bae38d" fo:background-color="transparent" loext:char-shading-value="0" style:font-size-asian="11pt" style:font-weight-asian="normal" style:font-size-complex="11pt" style:font-weight-complex="normal"/>
    </style:style>
    <style:style style:name="T74" style:family="text">
      <style:text-properties style:font-name="Times New Roman" fo:font-size="11pt" fo:font-weight="normal" officeooo:rsid="00bbf431" fo:background-color="transparent" loext:char-shading-value="0" style:font-size-asian="11pt" style:font-weight-asian="normal" style:font-size-complex="11pt" style:font-weight-complex="normal"/>
    </style:style>
    <style:style style:name="T75" style:family="text">
      <style:text-properties style:font-name="Times New Roman" fo:font-size="11pt" fo:font-weight="normal" officeooo:rsid="00c29d16" fo:background-color="transparent" loext:char-shading-value="0" style:font-size-asian="11pt" style:font-weight-asian="normal" style:font-size-complex="11pt" style:font-weight-complex="normal"/>
    </style:style>
    <style:style style:name="T76" style:family="text">
      <style:text-properties style:font-name="Times New Roman" fo:font-size="11pt" fo:font-weight="normal" officeooo:rsid="00c3eaa2" fo:background-color="transparent" loext:char-shading-value="0" style:font-size-asian="11pt" style:font-weight-asian="normal" style:font-size-complex="11pt" style:font-weight-complex="normal"/>
    </style:style>
    <style:style style:name="T77" style:family="text">
      <style:text-properties style:font-name="Times New Roman" fo:font-size="11pt" fo:font-weight="normal" officeooo:rsid="00c4b334" fo:background-color="transparent" loext:char-shading-value="0" style:font-size-asian="11pt" style:font-weight-asian="normal" style:font-size-complex="11pt" style:font-weight-complex="normal"/>
    </style:style>
    <style:style style:name="T78" style:family="text">
      <style:text-properties style:font-name="Times New Roman" fo:font-size="11pt" fo:font-weight="normal" officeooo:rsid="002b7e50" fo:background-color="transparent" loext:char-shading-value="0" style:font-size-asian="11pt" style:font-weight-asian="normal" style:font-size-complex="11pt" style:font-weight-complex="normal"/>
    </style:style>
    <style:style style:name="T79" style:family="text">
      <style:text-properties style:font-name="Times New Roman" fo:font-size="11pt" fo:font-weight="normal" officeooo:rsid="00c76227" fo:background-color="transparent" loext:char-shading-value="0" style:font-size-asian="11pt" style:font-weight-asian="normal" style:font-size-complex="11pt" style:font-weight-complex="normal"/>
    </style:style>
    <style:style style:name="T80" style:family="text">
      <style:text-properties style:font-name="Times New Roman" fo:font-size="11pt" fo:font-weight="normal" officeooo:rsid="002fa6e9" fo:background-color="transparent" loext:char-shading-value="0" style:font-size-asian="11pt" style:font-weight-asian="normal" style:font-size-complex="11pt" style:font-weight-complex="normal"/>
    </style:style>
    <style:style style:name="T81" style:family="text">
      <style:text-properties style:font-name="Times New Roman" fo:font-size="11pt" fo:font-weight="normal" officeooo:rsid="00315eb9" fo:background-color="transparent" loext:char-shading-value="0" style:font-size-asian="11pt" style:font-weight-asian="normal" style:font-size-complex="11pt" style:font-weight-complex="normal"/>
    </style:style>
    <style:style style:name="T82" style:family="text">
      <style:text-properties style:font-name="Times New Roman" fo:font-size="11pt" fo:font-weight="normal" officeooo:rsid="0045cb38" fo:background-color="transparent" loext:char-shading-value="0" style:font-size-asian="11pt" style:font-weight-asian="normal" style:font-size-complex="11pt" style:font-weight-complex="normal"/>
    </style:style>
    <style:style style:name="T83" style:family="text">
      <style:text-properties style:font-name="Times New Roman" fo:font-size="11pt" fo:font-weight="normal" officeooo:rsid="007a8d01" fo:background-color="transparent" loext:char-shading-value="0" style:font-size-asian="11pt" style:font-weight-asian="normal" style:font-size-complex="11pt" style:font-weight-complex="normal"/>
    </style:style>
    <style:style style:name="T84" style:family="text">
      <style:text-properties style:font-name="Times New Roman" fo:font-size="11pt" fo:font-weight="normal" officeooo:rsid="007c66a6" fo:background-color="transparent" loext:char-shading-value="0" style:font-size-asian="11pt" style:font-weight-asian="normal" style:font-size-complex="11pt" style:font-weight-complex="normal"/>
    </style:style>
    <style:style style:name="T85" style:family="text">
      <style:text-properties style:font-name="Times New Roman" fo:font-size="11pt" fo:font-weight="normal" officeooo:rsid="00c85bf7" fo:background-color="transparent" loext:char-shading-value="0" style:font-size-asian="11pt" style:font-weight-asian="normal" style:font-size-complex="11pt" style:font-weight-complex="normal"/>
    </style:style>
    <style:style style:name="T86" style:family="text">
      <style:text-properties style:font-name="Times New Roman" fo:font-size="11pt" fo:font-weight="normal" officeooo:rsid="00c9aba9" fo:background-color="transparent" loext:char-shading-value="0" style:font-size-asian="11pt" style:font-weight-asian="normal" style:font-size-complex="11pt" style:font-weight-complex="normal"/>
    </style:style>
    <style:style style:name="T87" style:family="text">
      <style:text-properties style:font-name="Times New Roman" fo:font-size="11pt" fo:font-weight="normal" officeooo:rsid="00cc509c" fo:background-color="transparent" loext:char-shading-value="0" style:font-size-asian="11pt" style:font-weight-asian="normal" style:font-size-complex="11pt" style:font-weight-complex="normal"/>
    </style:style>
    <style:style style:name="T88" style:family="text">
      <style:text-properties style:font-name="Times New Roman" fo:font-size="11pt" fo:font-weight="normal" officeooo:rsid="00cd6d49" fo:background-color="transparent" loext:char-shading-value="0" style:font-size-asian="11pt" style:font-weight-asian="normal" style:font-size-complex="11pt" style:font-weight-complex="normal"/>
    </style:style>
    <style:style style:name="T89" style:family="text">
      <style:text-properties style:font-name="Times New Roman" fo:font-size="11pt" fo:font-weight="normal" officeooo:rsid="00ce8e04" fo:background-color="transparent" loext:char-shading-value="0" style:font-size-asian="11pt" style:font-weight-asian="normal" style:font-size-complex="11pt" style:font-weight-complex="normal"/>
    </style:style>
    <style:style style:name="T90" style:family="text">
      <style:text-properties style:font-name="Times New Roman" fo:font-size="11pt" fo:font-weight="normal" officeooo:rsid="004b0581" fo:background-color="transparent" loext:char-shading-value="0" style:font-size-asian="11pt" style:font-weight-asian="normal" style:font-size-complex="11pt" style:font-weight-complex="normal"/>
    </style:style>
    <style:style style:name="T91" style:family="text">
      <style:text-properties style:font-name="Times New Roman" fo:font-size="11pt" fo:font-weight="normal" officeooo:rsid="00d1b059" fo:background-color="transparent" loext:char-shading-value="0" style:font-size-asian="11pt" style:font-weight-asian="normal" style:font-size-complex="11pt" style:font-weight-complex="normal"/>
    </style:style>
    <style:style style:name="T92" style:family="text">
      <style:text-properties style:font-name="Times New Roman" fo:font-size="11pt" fo:font-weight="normal" officeooo:rsid="00d2e6af" fo:background-color="transparent" loext:char-shading-value="0" style:font-size-asian="11pt" style:font-weight-asian="normal" style:font-size-complex="11pt" style:font-weight-complex="normal"/>
    </style:style>
    <style:style style:name="T93" style:family="text">
      <style:text-properties style:font-name="Times New Roman" fo:font-size="11pt" fo:font-weight="normal" officeooo:rsid="00db2ede" fo:background-color="transparent" loext:char-shading-value="0" style:font-size-asian="11pt" style:font-weight-asian="normal" style:font-size-complex="11pt" style:font-weight-complex="normal"/>
    </style:style>
    <style:style style:name="T94" style:family="text">
      <style:text-properties style:font-name="Times New Roman" fo:font-size="11pt" fo:font-weight="normal" officeooo:rsid="007df9ed" fo:background-color="transparent" loext:char-shading-value="0" style:font-size-asian="11pt" style:font-weight-asian="normal" style:font-size-complex="11pt" style:font-weight-complex="normal"/>
    </style:style>
    <style:style style:name="T95" style:family="text">
      <style:text-properties style:font-name="Times New Roman" fo:font-size="11pt" fo:font-weight="normal" officeooo:rsid="00e0d374" fo:background-color="transparent" loext:char-shading-value="0" style:font-size-asian="11pt" style:font-weight-asian="normal" style:font-size-complex="11pt" style:font-weight-complex="normal"/>
    </style:style>
    <style:style style:name="T96" style:family="text">
      <style:text-properties style:font-name="Times New Roman" fo:font-size="11pt" fo:font-weight="normal" officeooo:rsid="007e482a" fo:background-color="transparent" loext:char-shading-value="0" style:font-size-asian="11pt" style:font-weight-asian="normal" style:font-size-complex="11pt" style:font-weight-complex="normal"/>
    </style:style>
    <style:style style:name="T97" style:family="text">
      <style:text-properties style:font-name="Times New Roman" fo:font-size="11pt" fo:font-weight="normal" officeooo:rsid="00e6c112" fo:background-color="transparent" loext:char-shading-value="0" style:font-size-asian="11pt" style:font-weight-asian="normal" style:font-size-complex="11pt" style:font-weight-complex="normal"/>
    </style:style>
    <style:style style:name="T98" style:family="text">
      <style:text-properties style:font-name="Times New Roman" fo:font-size="11pt" fo:font-weight="normal" officeooo:rsid="007fd876" fo:background-color="transparent" loext:char-shading-value="0" style:font-size-asian="11pt" style:font-weight-asian="normal" style:font-size-complex="11pt" style:font-weight-complex="normal"/>
    </style:style>
    <style:style style:name="T99" style:family="text">
      <style:text-properties style:font-name="Times New Roman" fo:font-size="11pt" fo:font-weight="normal" officeooo:rsid="00e82c59" fo:background-color="transparent" loext:char-shading-value="0" style:font-size-asian="11pt" style:font-weight-asian="normal" style:font-size-complex="11pt" style:font-weight-complex="normal"/>
    </style:style>
    <style:style style:name="T100" style:family="text">
      <style:text-properties style:font-name="Times New Roman" fo:font-size="11pt" fo:font-weight="normal" officeooo:rsid="00e8f25a" fo:background-color="transparent" loext:char-shading-value="0" style:font-size-asian="11pt" style:font-weight-asian="normal" style:font-size-complex="11pt" style:font-weight-complex="normal"/>
    </style:style>
    <style:style style:name="T101" style:family="text">
      <style:text-properties style:font-name="Times New Roman" fo:font-size="11pt" fo:font-weight="normal" officeooo:rsid="00eae53e" fo:background-color="transparent" loext:char-shading-value="0" style:font-size-asian="11pt" style:font-weight-asian="normal" style:font-size-complex="11pt" style:font-weight-complex="normal"/>
    </style:style>
    <style:style style:name="T102" style:family="text">
      <style:text-properties style:font-name="Times New Roman" fo:font-size="11pt" fo:font-weight="normal" officeooo:rsid="00efbbda" fo:background-color="transparent" loext:char-shading-value="0" style:font-size-asian="11pt" style:font-weight-asian="normal" style:font-size-complex="11pt" style:font-weight-complex="normal"/>
    </style:style>
    <style:style style:name="T103" style:family="text">
      <style:text-properties style:font-name="Times New Roman" fo:font-size="11pt" fo:font-weight="normal" officeooo:rsid="00f118c7" fo:background-color="transparent" loext:char-shading-value="0" style:font-size-asian="11pt" style:font-weight-asian="normal" style:font-size-complex="11pt" style:font-weight-complex="normal"/>
    </style:style>
    <style:style style:name="T104" style:family="text">
      <style:text-properties style:font-name="Times New Roman" fo:font-size="11pt" fo:font-weight="normal" officeooo:rsid="00f18e6d" fo:background-color="transparent" loext:char-shading-value="0" style:font-size-asian="11pt" style:font-weight-asian="normal" style:font-size-complex="11pt" style:font-weight-complex="normal"/>
    </style:style>
    <style:style style:name="T105" style:family="text">
      <style:text-properties style:font-name="Times New Roman" fo:font-size="11pt" fo:font-weight="normal" officeooo:rsid="00f22ca5" fo:background-color="transparent" loext:char-shading-value="0" style:font-size-asian="11pt" style:font-weight-asian="normal" style:font-size-complex="11pt" style:font-weight-complex="normal"/>
    </style:style>
    <style:style style:name="T106" style:family="text">
      <style:text-properties style:font-name="Times New Roman" fo:font-size="11pt" fo:font-weight="normal" officeooo:rsid="00f2bae7" fo:background-color="transparent" loext:char-shading-value="0" style:font-size-asian="11pt" style:font-weight-asian="normal" style:font-size-complex="11pt" style:font-weight-complex="normal"/>
    </style:style>
    <style:style style:name="T107" style:family="text">
      <style:text-properties style:font-name="Times New Roman" fo:font-size="11pt" fo:font-weight="normal" officeooo:rsid="00f2c091" fo:background-color="transparent" loext:char-shading-value="0" style:font-size-asian="11pt" style:font-weight-asian="normal" style:font-size-complex="11pt" style:font-weight-complex="normal"/>
    </style:style>
    <style:style style:name="T108" style:family="text">
      <style:text-properties style:font-name="Times New Roman" fo:font-size="11pt" fo:font-weight="normal" officeooo:rsid="00f384ed" fo:background-color="transparent" loext:char-shading-value="0" style:font-size-asian="11pt" style:font-weight-asian="normal" style:font-size-complex="11pt" style:font-weight-complex="normal"/>
    </style:style>
    <style:style style:name="T109" style:family="text">
      <style:text-properties style:font-name="Times New Roman" fo:font-size="11pt" fo:font-weight="normal" officeooo:rsid="00f3f5d8" fo:background-color="transparent" loext:char-shading-value="0" style:font-size-asian="11pt" style:font-weight-asian="normal" style:font-size-complex="11pt" style:font-weight-complex="normal"/>
    </style:style>
    <style:style style:name="T110" style:family="text">
      <style:text-properties style:font-name="Times New Roman" fo:font-size="11pt" fo:font-weight="normal" officeooo:rsid="012baaf4" fo:background-color="transparent" loext:char-shading-value="0" style:font-size-asian="11pt" style:font-weight-asian="normal" style:font-size-complex="11pt" style:font-weight-complex="normal"/>
    </style:style>
    <style:style style:name="T111" style:family="text">
      <style:text-properties style:font-name="Times New Roman" fo:font-size="11pt" fo:font-weight="normal" officeooo:rsid="0111f9f7" fo:background-color="transparent" loext:char-shading-value="0" style:font-size-asian="11pt" style:font-weight-asian="normal" style:font-size-complex="11pt" style:font-weight-complex="normal"/>
    </style:style>
    <style:style style:name="T112" style:family="text">
      <style:text-properties style:font-name="Times New Roman" fo:font-size="11pt" fo:font-weight="normal" officeooo:rsid="012ced1f" fo:background-color="transparent" loext:char-shading-value="0" style:font-size-asian="11pt" style:font-weight-asian="normal" style:font-size-complex="11pt" style:font-weight-complex="normal"/>
    </style:style>
    <style:style style:name="T113" style:family="text">
      <style:text-properties style:font-name="Times New Roman" fo:font-size="11pt" fo:font-weight="normal" officeooo:rsid="011355c9" fo:background-color="transparent" loext:char-shading-value="0" style:font-size-asian="11pt" style:font-weight-asian="normal" style:font-size-complex="11pt" style:font-weight-complex="normal"/>
    </style:style>
    <style:style style:name="T114" style:family="text">
      <style:text-properties style:font-name="Times New Roman" fo:font-size="11pt" fo:font-weight="normal" officeooo:rsid="012e9dbf" fo:background-color="transparent" loext:char-shading-value="0" style:font-size-asian="11pt" style:font-weight-asian="normal" style:font-size-complex="11pt" style:font-weight-complex="normal"/>
    </style:style>
    <style:style style:name="T115" style:family="text">
      <style:text-properties style:font-name="Times New Roman" fo:font-size="11pt" fo:font-weight="normal" officeooo:rsid="01321cd1" fo:background-color="transparent" loext:char-shading-value="0" style:font-size-asian="11pt" style:font-weight-asian="normal" style:font-size-complex="11pt" style:font-weight-complex="normal"/>
    </style:style>
    <style:style style:name="T116" style:family="text">
      <style:text-properties style:font-name="Times New Roman" fo:font-size="11pt" style:font-size-asian="9.60000038146973pt" style:font-size-complex="11pt"/>
    </style:style>
    <style:style style:name="T117" style:family="text">
      <style:text-properties style:font-name="Times New Roman" fo:font-size="11pt" officeooo:rsid="008a7b5d" style:font-size-asian="9.60000038146973pt" style:font-size-complex="11pt"/>
    </style:style>
    <style:style style:name="T118" style:family="text">
      <style:text-properties style:font-name="Times New Roman" fo:font-size="11pt" officeooo:rsid="008865b4" style:font-size-asian="9.60000038146973pt" style:font-size-complex="11pt"/>
    </style:style>
    <style:style style:name="T119" style:family="text">
      <style:text-properties style:font-name="Times New Roman" fo:font-size="11pt" officeooo:rsid="00a86bcb" style:font-size-asian="9.60000038146973pt" style:font-size-complex="11pt"/>
    </style:style>
    <style:style style:name="T120" style:family="text">
      <style:text-properties style:font-name="Times New Roman" fo:font-size="11pt" officeooo:rsid="00a98407" style:font-size-asian="9.60000038146973pt" style:font-size-complex="11pt"/>
    </style:style>
    <style:style style:name="T121" style:family="text">
      <style:text-properties style:font-name="Times New Roman" fo:font-size="11pt" officeooo:rsid="0089fbda" style:font-size-asian="9.60000038146973pt" style:font-size-complex="11pt"/>
    </style:style>
    <style:style style:name="T122" style:family="text">
      <style:text-properties style:font-name="Times New Roman" fo:font-size="11pt" officeooo:rsid="00aad52e" style:font-size-asian="9.60000038146973pt" style:font-size-complex="11pt"/>
    </style:style>
    <style:style style:name="T123" style:family="text">
      <style:text-properties style:font-name="Times New Roman" fo:font-size="11pt" officeooo:rsid="00ab6f36" style:font-size-asian="9.60000038146973pt" style:font-size-complex="11pt"/>
    </style:style>
    <style:style style:name="T124" style:family="text">
      <style:text-properties style:font-name="Times New Roman" fo:font-size="11pt" officeooo:rsid="00870e4f" style:font-size-asian="9.60000038146973pt" style:font-size-complex="11pt"/>
    </style:style>
    <style:style style:name="T125" style:family="text">
      <style:text-properties style:font-name="Times New Roman" fo:font-size="11pt" officeooo:rsid="00af547f" style:font-size-asian="9.60000038146973pt" style:font-size-complex="11pt"/>
    </style:style>
    <style:style style:name="T126" style:family="text">
      <style:text-properties style:font-name="Times New Roman" fo:font-size="11pt" officeooo:rsid="00b075e1" style:font-size-asian="9.60000038146973pt" style:font-size-complex="11pt"/>
    </style:style>
    <style:style style:name="T127" style:family="text">
      <style:text-properties style:font-name="Times New Roman" fo:font-size="11pt" officeooo:rsid="00b23e34" style:font-size-asian="9.60000038146973pt" style:font-size-complex="11pt"/>
    </style:style>
    <style:style style:name="T128" style:family="text">
      <style:text-properties style:font-name="Times New Roman" fo:font-size="11pt" officeooo:rsid="00b38640" style:font-size-asian="9.60000038146973pt" style:font-size-complex="11pt"/>
    </style:style>
    <style:style style:name="T129" style:family="text">
      <style:text-properties style:font-name="Times New Roman" fo:font-size="11pt" officeooo:rsid="01203708" style:font-size-asian="9.60000038146973pt" style:font-size-complex="11pt"/>
    </style:style>
    <style:style style:name="T130" style:family="text">
      <style:text-properties style:font-name="Times New Roman" fo:font-size="11pt" officeooo:rsid="0121f545" style:font-size-asian="9.60000038146973pt" style:font-size-complex="11pt"/>
    </style:style>
    <style:style style:name="T131" style:family="text">
      <style:text-properties style:font-name="Times New Roman" fo:font-size="11pt" officeooo:rsid="01230556" style:font-size-asian="9.60000038146973pt" style:font-size-complex="11pt"/>
    </style:style>
    <style:style style:name="T132" style:family="text">
      <style:text-properties style:font-name="Times New Roman" fo:font-size="11pt" officeooo:rsid="00a62032" style:font-size-asian="9.60000038146973pt" style:font-size-complex="11pt"/>
    </style:style>
    <style:style style:name="T133" style:family="text">
      <style:text-properties style:font-name="Times New Roman" fo:font-size="11pt" officeooo:rsid="00a79cd9" style:font-size-asian="9.60000038146973pt" style:font-size-complex="11pt"/>
    </style:style>
    <style:style style:name="T134" style:family="text">
      <style:text-properties style:font-name="Times New Roman" fo:font-size="11pt" officeooo:rsid="0124d21c" style:font-size-asian="9.60000038146973pt" style:font-size-complex="11pt"/>
    </style:style>
    <style:style style:name="T135" style:family="text">
      <style:text-properties style:font-name="Times New Roman" fo:font-size="11pt" officeooo:rsid="012753ca" style:font-size-asian="9.60000038146973pt" style:font-size-complex="11pt"/>
    </style:style>
    <style:style style:name="T136" style:family="text">
      <style:text-properties style:font-name="Times New Roman" fo:font-size="11pt" officeooo:rsid="012904dd" style:font-size-asian="9.60000038146973pt" style:font-size-complex="11pt"/>
    </style:style>
    <style:style style:name="T137" style:family="text">
      <style:text-properties style:font-name="Times New Roman" fo:font-size="11pt" officeooo:rsid="012ae36c" style:font-size-asian="9.60000038146973pt" style:font-size-complex="11pt"/>
    </style:style>
    <style:style style:name="T138" style:family="text">
      <style:text-properties style:font-name="Times New Roman" fo:font-size="11pt" fo:font-style="italic" style:font-size-asian="11pt" style:font-style-asian="italic" style:font-size-complex="11pt" style:font-style-complex="italic"/>
    </style:style>
    <style:style style:name="T139" style:family="text">
      <style:text-properties style:font-name="Times New Roman" fo:font-size="11pt" fo:font-style="italic" officeooo:rsid="0098c9d7" style:font-size-asian="11pt" style:font-style-asian="italic" style:font-size-complex="11pt" style:font-style-complex="italic"/>
    </style:style>
    <style:style style:name="T140" style:family="text">
      <style:text-properties style:font-name="Times New Roman" fo:font-size="11pt" fo:font-style="italic" officeooo:rsid="010d5242" style:font-size-asian="11pt" style:font-style-asian="italic" style:font-size-complex="11pt" style:font-style-complex="italic"/>
    </style:style>
    <style:style style:name="T141" style:family="text">
      <style:text-properties style:font-name="Times New Roman" fo:font-size="11pt" fo:font-style="italic" officeooo:rsid="0109e3fb" style:font-size-asian="11pt" style:font-style-asian="italic" style:font-size-complex="11pt" style:font-style-complex="italic"/>
    </style:style>
    <style:style style:name="T142" style:family="text">
      <style:text-properties style:font-name="Times New Roman" fo:font-size="11pt" fo:font-style="italic" fo:font-weight="normal" officeooo:rsid="00729545" style:font-size-asian="11pt" style:font-style-asian="italic" style:font-weight-asian="normal" style:font-size-complex="11pt" style:font-style-complex="italic" style:font-weight-complex="normal"/>
    </style:style>
    <style:style style:name="T143" style:family="text">
      <style:text-properties style:font-name="Times New Roman" fo:font-size="11pt" fo:font-style="italic" fo:font-weight="normal" officeooo:rsid="00961b60" style:font-size-asian="11pt" style:font-style-asian="italic" style:font-weight-asian="normal" style:font-size-complex="11pt" style:font-style-complex="italic" style:font-weight-complex="normal"/>
    </style:style>
    <style:style style:name="T144" style:family="text">
      <style:text-properties style:font-name="Times New Roman" fo:font-size="11pt" fo:font-style="italic" fo:font-weight="normal" officeooo:rsid="0073f2c9" style:font-size-asian="11pt" style:font-style-asian="italic" style:font-weight-asian="normal" style:font-size-complex="11pt" style:font-style-complex="italic" style:font-weight-complex="normal"/>
    </style:style>
    <style:style style:name="T145" style:family="text">
      <style:text-properties style:font-name="Times New Roman" fo:font-size="11pt" fo:font-style="italic" fo:font-weight="normal" officeooo:rsid="00653049" style:font-size-asian="11pt" style:font-style-asian="italic" style:font-weight-asian="normal" style:font-size-complex="11pt" style:font-style-complex="italic" style:font-weight-complex="normal"/>
    </style:style>
    <style:style style:name="T146" style:family="text">
      <style:text-properties style:font-name="Times New Roman" fo:font-size="11pt" fo:font-style="italic" fo:font-weight="normal" officeooo:rsid="00c261d8" style:font-size-asian="11pt" style:font-style-asian="italic" style:font-weight-asian="normal" style:font-size-complex="11pt" style:font-style-complex="italic" style:font-weight-complex="normal"/>
    </style:style>
    <style:style style:name="T147" style:family="text">
      <style:text-properties style:font-name="Times New Roman" fo:font-size="11pt"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48" style:family="text">
      <style:text-properties style:font-name="Times New Roman" fo:font-size="11pt" fo:font-style="italic" fo:font-weight="normal" officeooo:rsid="00cc509c" fo:background-color="transparent" loext:char-shading-value="0" style:font-size-asian="11pt" style:font-style-asian="italic" style:font-weight-asian="normal" style:font-size-complex="11pt" style:font-style-complex="italic" style:font-weight-complex="normal"/>
    </style:style>
    <style:style style:name="T149" style:family="text">
      <style:text-properties style:font-name="Times New Roman" fo:font-size="11pt" fo:font-style="italic" fo:font-weight="normal" officeooo:rsid="00ce8e04" fo:background-color="transparent" loext:char-shading-value="0" style:font-size-asian="11pt" style:font-style-asian="italic" style:font-weight-asian="normal" style:font-size-complex="11pt" style:font-style-complex="italic" style:font-weight-complex="normal"/>
    </style:style>
    <style:style style:name="T150" style:family="text">
      <style:text-properties style:font-name="Times New Roman" fo:font-size="11pt" fo:font-style="italic" fo:font-weight="normal" officeooo:rsid="007df9ed" fo:background-color="transparent" loext:char-shading-value="0" style:font-size-asian="11pt" style:font-style-asian="italic" style:font-weight-asian="normal" style:font-size-complex="11pt" style:font-style-complex="italic" style:font-weight-complex="normal"/>
    </style:style>
    <style:style style:name="T151" style:family="text">
      <style:text-properties style:font-name="Times New Roman" fo:font-size="11pt" fo:font-style="italic" fo:font-weight="normal" officeooo:rsid="00f3f5d8" fo:background-color="transparent" loext:char-shading-value="0" style:font-size-asian="11pt" style:font-style-asian="italic" style:font-weight-asian="normal" style:font-size-complex="11pt" style:font-style-complex="italic" style:font-weight-complex="normal"/>
    </style:style>
    <style:style style:name="T152" style:family="text">
      <style:text-properties style:font-name="Times New Roman" fo:font-size="11pt" fo:font-style="italic" fo:font-weight="normal" officeooo:rsid="00efbbda" fo:background-color="transparent" loext:char-shading-value="0" style:font-size-asian="11pt" style:font-style-asian="italic" style:font-weight-asian="normal" style:font-size-complex="11pt" style:font-style-complex="italic" style:font-weight-complex="normal"/>
    </style:style>
    <style:style style:name="T153" style:family="text">
      <style:text-properties style:font-name="Times New Roman" fo:font-size="11pt" fo:font-style="italic" fo:font-weight="normal" officeooo:rsid="01321cd1" fo:background-color="transparent" loext:char-shading-value="0" style:font-size-asian="11pt" style:font-style-asian="italic" style:font-weight-asian="normal" style:font-size-complex="11pt" style:font-style-complex="italic" style:font-weight-complex="normal"/>
    </style:style>
    <style:style style:name="T154" style:family="text">
      <style:text-properties style:font-name="Times New Roman" fo:font-size="11pt" fo:font-style="italic" style:font-size-asian="9.60000038146973pt" style:font-style-asian="italic" style:font-size-complex="11pt" style:font-style-complex="italic"/>
    </style:style>
    <style:style style:name="T155" style:family="text">
      <style:text-properties style:font-name="Times New Roman" fo:font-size="11pt" fo:font-style="italic" officeooo:rsid="008865b4" style:font-size-asian="9.60000038146973pt" style:font-style-asian="italic" style:font-size-complex="11pt" style:font-style-complex="italic"/>
    </style:style>
    <style:style style:name="T156" style:family="text">
      <style:text-properties style:font-name="Times New Roman" fo:font-size="11pt" fo:font-style="italic" officeooo:rsid="0122ae32" style:font-size-asian="9.60000038146973pt" style:font-style-asian="italic" style:font-size-complex="11pt" style:font-style-complex="italic"/>
    </style:style>
    <style:style style:name="T157" style:family="text">
      <style:text-properties style:font-name="Times New Roman" fo:font-size="11pt" fo:font-style="italic" officeooo:rsid="00a86bcb" style:font-size-asian="9.60000038146973pt" style:font-style-asian="italic" style:font-size-complex="11pt" style:font-style-complex="italic"/>
    </style:style>
    <style:style style:name="T158" style:family="text">
      <style:text-properties style:font-name="Times New Roman" fo:font-size="11pt" fo:font-style="italic" officeooo:rsid="012753ca" style:font-size-asian="9.60000038146973pt" style:font-style-asian="italic" style:font-size-complex="11pt" style:font-style-complex="italic"/>
    </style:style>
    <style:style style:name="T159" style:family="text">
      <style:text-properties style:font-name="Times New Roman" fo:font-size="11pt" fo:font-style="italic" officeooo:rsid="00fe0971" fo:background-color="transparent" loext:char-shading-value="0" style:font-size-asian="9.60000038146973pt" style:font-style-asian="italic" style:font-size-complex="11pt" style:font-style-complex="italic"/>
    </style:style>
    <style:style style:name="T160" style:family="text">
      <style:text-properties style:font-name="Times New Roman" fo:font-size="11pt" fo:font-style="italic" officeooo:rsid="011609b3" fo:background-color="transparent" loext:char-shading-value="0" style:font-size-asian="9.60000038146973pt" style:font-style-asian="italic" style:font-size-complex="11pt" style:font-style-complex="italic"/>
    </style:style>
    <style:style style:name="T161" style:family="text">
      <style:text-properties style:font-name="Times New Roman" fo:font-size="11pt" fo:font-style="italic" officeooo:rsid="00f6f236" fo:background-color="transparent" loext:char-shading-value="0" style:font-size-asian="9.60000038146973pt" style:font-style-asian="italic" style:font-size-complex="11pt" style:font-style-complex="italic"/>
    </style:style>
    <style:style style:name="T162" style:family="text">
      <style:text-properties style:font-name="Times New Roman" fo:font-size="11pt" fo:font-style="italic" officeooo:rsid="0119772f" fo:background-color="transparent" loext:char-shading-value="0" style:font-size-asian="9.60000038146973pt" style:font-style-asian="italic" style:font-size-complex="11pt" style:font-style-complex="italic"/>
    </style:style>
    <style:style style:name="T163" style:family="text">
      <style:text-properties style:font-name="Times New Roman" fo:font-size="11pt" fo:font-style="italic" officeooo:rsid="00f8db93" fo:background-color="transparent" loext:char-shading-value="0" style:font-size-asian="9.60000038146973pt" style:font-style-asian="italic" style:font-size-complex="11pt" style:font-style-complex="italic"/>
    </style:style>
    <style:style style:name="T164" style:family="text">
      <style:text-properties style:font-name="Times New Roman" fo:font-size="11pt" fo:font-style="italic" officeooo:rsid="00f9498e" fo:background-color="transparent" loext:char-shading-value="0" style:font-size-asian="9.60000038146973pt" style:font-style-asian="italic" style:font-size-complex="11pt" style:font-style-complex="italic"/>
    </style:style>
    <style:style style:name="T165" style:family="text">
      <style:text-properties style:font-name="Times New Roman" fo:font-size="11pt" fo:font-style="italic" officeooo:rsid="00f9b59a" fo:background-color="transparent" loext:char-shading-value="0" style:font-size-asian="9.60000038146973pt" style:font-style-asian="italic" style:font-size-complex="11pt" style:font-style-complex="italic"/>
    </style:style>
    <style:style style:name="T166" style:family="text">
      <style:text-properties style:font-name="Times New Roman" fo:font-size="11pt" fo:font-weight="bold" officeooo:rsid="004b0581" fo:background-color="transparent" loext:char-shading-value="0" style:font-size-asian="11pt" style:font-weight-asian="bold" style:font-size-complex="11pt" style:font-weight-complex="bold"/>
    </style:style>
    <style:style style:name="T167" style:family="text">
      <style:text-properties style:font-name="Times New Roman" fo:font-size="11pt" fo:font-style="normal" fo:font-weight="normal" officeooo:rsid="00f58f38" fo:background-color="transparent" loext:char-shading-value="0" style:font-size-asian="11pt" style:font-style-asian="normal" style:font-weight-asian="normal" style:font-size-complex="11pt" style:font-style-complex="normal" style:font-weight-complex="normal"/>
    </style:style>
    <style:style style:name="T168" style:family="text">
      <style:text-properties style:font-name="Times New Roman" fo:font-size="11pt" fo:font-style="normal" fo:font-weight="normal" officeooo:rsid="0133fbfe" fo:background-color="transparent" loext:char-shading-value="0" style:font-size-asian="11pt" style:font-style-asian="normal" style:font-weight-asian="normal" style:font-size-complex="11pt" style:font-style-complex="normal" style:font-weight-complex="normal"/>
    </style:style>
    <style:style style:name="T169" style:family="text">
      <style:text-properties style:font-name="Times New Roman" fo:font-size="11pt" fo:font-style="normal" officeooo:rsid="00a86bcb" style:font-size-asian="9.60000038146973pt" style:font-style-asian="normal" style:font-size-complex="11pt" style:font-style-complex="normal"/>
    </style:style>
    <style:style style:name="T170" style:family="text">
      <style:text-properties style:font-name="Times New Roman" fo:font-size="11pt" fo:font-style="normal" officeooo:rsid="012753ca" style:font-size-asian="9.60000038146973pt" style:font-style-asian="normal" style:font-size-complex="11pt" style:font-style-complex="normal"/>
    </style:style>
    <style:style style:name="T171" style:family="text">
      <style:text-properties style:font-name="Times New Roman" fo:font-size="11pt" fo:font-style="normal" officeooo:rsid="00fe0971" fo:background-color="transparent" loext:char-shading-value="0" style:font-size-asian="9.60000038146973pt" style:font-style-asian="normal" style:font-size-complex="11pt" style:font-style-complex="normal"/>
    </style:style>
    <style:style style:name="T172" style:family="text">
      <style:text-properties style:font-name="Times New Roman" fo:font-size="11pt" fo:font-style="normal" officeooo:rsid="01163c40" fo:background-color="transparent" loext:char-shading-value="0" style:font-size-asian="9.60000038146973pt" style:font-style-asian="normal" style:font-size-complex="11pt" style:font-style-complex="normal"/>
    </style:style>
    <style:style style:name="T173" style:family="text">
      <style:text-properties style:font-name="Times New Roman" fo:font-size="11pt" fo:font-style="normal" officeooo:rsid="01183bdb" fo:background-color="transparent" loext:char-shading-value="0" style:font-size-asian="9.60000038146973pt" style:font-style-asian="normal" style:font-size-complex="11pt" style:font-style-complex="normal"/>
    </style:style>
    <style:style style:name="T174" style:family="text">
      <style:text-properties style:font-name="Times New Roman" fo:font-size="11pt" fo:font-style="normal" officeooo:rsid="00f6f236" fo:background-color="transparent" loext:char-shading-value="0" style:font-size-asian="9.60000038146973pt" style:font-style-asian="normal" style:font-size-complex="11pt" style:font-style-complex="normal"/>
    </style:style>
    <style:style style:name="T175" style:family="text">
      <style:text-properties style:font-name="Times New Roman" fo:font-size="11pt" fo:font-style="normal" officeooo:rsid="00f8db93" fo:background-color="transparent" loext:char-shading-value="0" style:font-size-asian="9.60000038146973pt" style:font-style-asian="normal" style:font-size-complex="11pt" style:font-style-complex="normal"/>
    </style:style>
    <style:style style:name="T176" style:family="text">
      <style:text-properties style:font-name="Times New Roman" fo:font-size="11pt" fo:font-style="normal" officeooo:rsid="0119772f" fo:background-color="transparent" loext:char-shading-value="0" style:font-size-asian="9.60000038146973pt" style:font-style-asian="normal" style:font-size-complex="11pt" style:font-style-complex="normal"/>
    </style:style>
    <style:style style:name="T177" style:family="text">
      <style:text-properties style:font-name="Times New Roman" fo:font-size="11pt" fo:font-style="normal" officeooo:rsid="00f9b59a" fo:background-color="transparent" loext:char-shading-value="0" style:font-size-asian="9.60000038146973pt" style:font-style-asian="normal" style:font-size-complex="11pt" style:font-style-complex="normal"/>
    </style:style>
    <style:style style:name="T178" style:family="text">
      <style:text-properties style:font-name="Times New Roman" fo:font-size="11pt" fo:font-style="normal" officeooo:rsid="011a17e4" fo:background-color="transparent" loext:char-shading-value="0" style:font-size-asian="9.60000038146973pt" style:font-style-asian="normal" style:font-size-complex="11pt" style:font-style-complex="normal"/>
    </style:style>
    <style:style style:name="T179" style:family="text">
      <style:text-properties style:font-name="Times New Roman" fo:font-size="11pt" fo:font-style="normal" officeooo:rsid="011d0983" fo:background-color="transparent" loext:char-shading-value="0" style:font-size-asian="9.60000038146973pt" style:font-style-asian="normal" style:font-size-complex="11pt" style:font-style-complex="normal"/>
    </style:style>
    <style:style style:name="T180" style:family="text">
      <style:text-properties style:font-name="Times New Roman" fo:font-size="11pt" fo:font-style="normal" officeooo:rsid="011bd18f" fo:background-color="transparent" loext:char-shading-value="0" style:font-size-asian="9.60000038146973pt" style:font-style-asian="normal" style:font-size-complex="11pt" style:font-style-complex="normal"/>
    </style:style>
    <style:style style:name="T181" style:family="text">
      <style:text-properties style:font-name="Times New Roman" fo:font-size="11pt" fo:font-style="normal" officeooo:rsid="00fb4611" fo:background-color="transparent" loext:char-shading-value="0" style:font-size-asian="9.60000038146973pt" style:font-style-asian="normal" style:font-size-complex="11pt" style:font-style-complex="normal"/>
    </style:style>
    <style:style style:name="T182" style:family="text">
      <style:text-properties style:font-name="Times New Roman" fo:font-size="11pt" fo:font-style="normal" officeooo:rsid="011dd3d8" fo:background-color="transparent" loext:char-shading-value="0" style:font-size-asian="9.60000038146973pt" style:font-style-asian="normal" style:font-size-complex="11pt" style:font-style-complex="normal"/>
    </style:style>
    <style:style style:name="T183" style:family="text">
      <style:text-properties style:font-name="Times New Roman" fo:font-size="14.1000003814697pt" fo:font-weight="bold" officeooo:rsid="00fc78bb" style:font-name-asian="Noto Sans CJK SC" style:font-size-asian="14.1000003814697pt" style:font-weight-asian="bold" style:font-name-complex="Lohit Devanagari" style:font-size-complex="14.1000003814697pt" style:font-weight-complex="bold"/>
    </style:style>
    <style:style style:name="T184" style:family="text">
      <style:text-properties fo:font-size="11pt" style:font-size-asian="11pt" style:font-size-complex="11pt"/>
    </style:style>
    <style:style style:name="T185" style:family="text">
      <style:text-properties fo:font-size="11pt" officeooo:rsid="00e2d109" style:font-size-asian="11pt" style:font-size-complex="11pt"/>
    </style:style>
    <style:style style:name="T186" style:family="text">
      <style:text-properties fo:font-size="11pt" officeooo:rsid="007e482a" style:font-size-asian="11pt" style:font-size-complex="11pt"/>
    </style:style>
    <style:style style:name="T187" style:family="text">
      <style:text-properties fo:font-size="11pt" officeooo:rsid="00e4a0bf" style:font-size-asian="11pt" style:font-size-complex="11pt"/>
    </style:style>
    <style:style style:name="T188" style:family="text">
      <style:text-properties fo:font-size="11pt" fo:font-weight="normal" style:font-size-asian="11pt" style:font-weight-asian="normal" style:font-size-complex="11pt" style:font-weight-complex="normal"/>
    </style:style>
    <style:style style:name="T189" style:family="text">
      <style:text-properties fo:font-size="11pt" fo:font-weight="normal" officeooo:rsid="007ffc0e" style:font-size-asian="11pt" style:font-weight-asian="normal" style:font-size-complex="11pt" style:font-weight-complex="normal"/>
    </style:style>
    <style:style style:name="T190" style:family="text">
      <style:text-properties fo:font-size="11pt" fo:font-weight="normal" officeooo:rsid="00ec6117" style:font-size-asian="11pt" style:font-weight-asian="normal" style:font-size-complex="11pt" style:font-weight-complex="normal"/>
    </style:style>
    <style:style style:name="T191" style:family="text">
      <style:text-properties fo:font-size="11pt" fo:font-weight="normal" officeooo:rsid="00ecae06" style:font-size-asian="11pt" style:font-weight-asian="normal" style:font-size-complex="11pt" style:font-weight-complex="normal"/>
    </style:style>
    <style:style style:name="T192" style:family="text">
      <style:text-properties fo:font-size="11pt" fo:font-weight="normal" officeooo:rsid="01075ba0" style:font-size-asian="11pt" style:font-weight-asian="normal" style:font-size-complex="11pt" style:font-weight-complex="normal"/>
    </style:style>
    <style:style style:name="T193" style:family="text">
      <style:text-properties fo:font-size="11pt" fo:font-style="italic" style:font-size-asian="11pt" style:font-style-asian="italic" style:font-size-complex="11pt" style:font-style-complex="italic"/>
    </style:style>
    <style:style style:name="T194" style:family="text">
      <style:text-properties fo:font-size="11pt" fo:font-style="italic" fo:font-weight="bold" style:font-size-asian="11pt" style:font-style-asian="italic" style:font-weight-asian="bold" style:font-size-complex="11pt" style:font-style-complex="italic" style:font-weight-complex="bold"/>
    </style:style>
    <style:style style:name="T19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96" style:family="text">
      <style:text-properties officeooo:rsid="006d4341"/>
    </style:style>
    <style:style style:name="T197" style:family="text">
      <style:text-properties officeooo:rsid="00729545"/>
    </style:style>
    <style:style style:name="T198" style:family="text">
      <style:text-properties officeooo:rsid="00762df0"/>
    </style:style>
    <style:style style:name="T199" style:family="text">
      <style:text-properties officeooo:rsid="00779bf6"/>
    </style:style>
    <style:style style:name="T200" style:family="text">
      <style:text-properties officeooo:rsid="0078c74f"/>
    </style:style>
    <style:style style:name="T201" style:family="text">
      <style:text-properties style:text-line-through-style="none" style:text-line-through-type="none" style:font-name="Times New Roman" fo:font-size="11pt" fo:font-weight="normal" officeooo:rsid="002b7e50" fo:background-color="transparent" loext:char-shading-value="0" style:font-size-asian="11pt" style:font-weight-asian="normal" style:font-size-complex="11pt" style:font-weight-complex="normal"/>
    </style:style>
    <style:style style:name="T202" style:family="text">
      <style:text-properties style:text-line-through-style="none" style:text-line-through-type="none" style:font-name="Times New Roman" fo:font-size="11pt" fo:font-weight="normal" officeooo:rsid="002fa6e9" fo:background-color="transparent" loext:char-shading-value="0" style:font-size-asian="11pt" style:font-weight-asian="normal" style:font-size-complex="11pt" style:font-weight-complex="normal"/>
    </style:style>
    <style:style style:name="T203" style:family="text">
      <style:text-properties style:text-line-through-style="none" style:text-line-through-type="none" style:font-name="Times New Roman" fo:font-size="11pt" fo:font-weight="normal" officeooo:rsid="00c85bf7" fo:background-color="transparent" loext:char-shading-value="0" style:font-size-asian="11pt" style:font-weight-asian="normal" style:font-size-complex="11pt" style:font-weight-complex="normal"/>
    </style:style>
    <style:style style:name="T204" style:family="text">
      <style:text-properties style:text-line-through-style="none" style:text-line-through-type="none" style:font-name="Times New Roman" fo:font-size="11pt" style:text-underline-style="none" fo:font-weight="normal" officeooo:rsid="004b0581" fo:background-color="transparent" loext:char-shading-value="0" style:font-size-asian="11pt" style:font-weight-asian="normal" style:font-size-complex="11pt" style:font-weight-complex="normal"/>
    </style:style>
    <style:style style:name="T205" style:family="text">
      <style:text-properties style:text-line-through-style="none" style:text-line-through-type="none" style:font-name="Times New Roman" fo:font-size="11pt" style:text-underline-style="none" fo:font-weight="normal" officeooo:rsid="007a8d01" fo:background-color="transparent" loext:char-shading-value="0" style:font-size-asian="11pt" style:font-weight-asian="normal" style:font-size-complex="11pt" style:font-weight-complex="normal"/>
    </style:style>
    <style:style style:name="T206" style:family="text">
      <style:text-properties style:text-line-through-style="none" style:text-line-through-type="none" style:font-name="Times New Roman" fo:font-size="11pt" style:text-underline-style="none" fo:font-weight="normal" officeooo:rsid="00d1b059" fo:background-color="transparent" loext:char-shading-value="0" style:font-size-asian="11pt" style:font-weight-asian="normal" style:font-size-complex="11pt" style:font-weight-complex="normal"/>
    </style:style>
    <style:style style:name="T207" style:family="text">
      <style:text-properties style:text-line-through-style="none" style:text-line-through-type="none" style:font-name="Times New Roman" fo:font-size="11pt" style:text-underline-style="none" fo:font-weight="normal" officeooo:rsid="00d41103" fo:background-color="transparent" loext:char-shading-value="0" style:font-size-asian="11pt" style:font-weight-asian="normal" style:font-size-complex="11pt" style:font-weight-complex="normal"/>
    </style:style>
    <style:style style:name="T208" style:family="text">
      <style:text-properties style:text-line-through-style="none" style:text-line-through-type="none" style:font-name="Times New Roman" fo:font-size="11pt" style:text-underline-style="none" fo:font-weight="normal" officeooo:rsid="00d2e6af" fo:background-color="transparent" loext:char-shading-value="0" style:font-size-asian="11pt" style:font-weight-asian="normal" style:font-size-complex="11pt" style:font-weight-complex="normal"/>
    </style:style>
    <style:style style:name="T209" style:family="text">
      <style:text-properties officeooo:rsid="008ef469"/>
    </style:style>
    <style:style style:name="T210" style:family="text">
      <style:text-properties officeooo:rsid="0093a473"/>
    </style:style>
    <style:style style:name="T211" style:family="text">
      <style:text-properties officeooo:rsid="0096ef66"/>
    </style:style>
    <style:style style:name="T212" style:family="text">
      <style:text-properties officeooo:rsid="0099fb5c"/>
    </style:style>
    <style:style style:name="T213" style:family="text">
      <style:text-properties fo:font-style="italic" officeooo:rsid="00be7f06" style:font-style-asian="italic" style:font-style-complex="italic"/>
    </style:style>
    <style:style style:name="T214" style:family="text">
      <style:text-properties fo:font-style="italic" officeooo:rsid="004b0581" style:font-style-asian="italic" style:font-style-complex="italic"/>
    </style:style>
    <style:style style:name="T215" style:family="text">
      <style:text-properties fo:font-style="italic" officeooo:rsid="00cf945c" style:font-style-asian="italic" style:font-style-complex="italic"/>
    </style:style>
    <style:style style:name="T216" style:family="text">
      <style:text-properties fo:font-style="italic" officeooo:rsid="00d85ded" style:font-style-asian="italic" style:font-style-complex="italic"/>
    </style:style>
    <style:style style:name="T217" style:family="text">
      <style:text-properties fo:font-style="italic" officeooo:rsid="010b5541"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fo:font-style="italic" fo:font-weight="normal" officeooo:rsid="008ef469" style:font-style-asian="italic" style:font-weight-asian="normal" style:font-style-complex="italic" style:font-weight-complex="normal"/>
    </style:style>
    <style:style style:name="T220" style:family="text">
      <style:text-properties fo:font-style="italic" fo:font-weight="normal" officeooo:rsid="0093a473" style:font-style-asian="italic" style:font-weight-asian="normal" style:font-style-complex="italic" style:font-weight-complex="normal"/>
    </style:style>
    <style:style style:name="T221" style:family="text">
      <style:text-properties fo:font-style="italic" fo:font-weight="normal" officeooo:rsid="009f7950" style:font-style-asian="italic" style:font-weight-asian="normal" style:font-style-complex="italic" style:font-weight-complex="normal"/>
    </style:style>
    <style:style style:name="T222" style:family="text">
      <style:text-properties fo:font-style="normal" officeooo:rsid="00d85ded" style:font-style-asian="normal" style:font-style-complex="normal"/>
    </style:style>
    <style:style style:name="T223" style:family="text">
      <style:text-properties officeooo:rsid="009a37f7"/>
    </style:style>
    <style:style style:name="T224" style:family="text">
      <style:text-properties officeooo:rsid="009cfd2d"/>
    </style:style>
    <style:style style:name="T225" style:family="text">
      <style:text-properties officeooo:rsid="00ab6f36"/>
    </style:style>
    <style:style style:name="T226" style:family="text">
      <style:text-properties officeooo:rsid="00acfb3a"/>
    </style:style>
    <style:style style:name="T227" style:family="text">
      <style:text-properties officeooo:rsid="00ad4f6a"/>
    </style:style>
    <style:style style:name="T228" style:family="text">
      <style:text-properties officeooo:rsid="00be7f06"/>
    </style:style>
    <style:style style:name="T229" style:family="text">
      <style:text-properties officeooo:rsid="00cf945c"/>
    </style:style>
    <style:style style:name="T230" style:family="text">
      <style:text-properties officeooo:rsid="00d85ded"/>
    </style:style>
    <style:style style:name="T231" style:family="text">
      <style:text-properties officeooo:rsid="00d9c079"/>
    </style:style>
    <style:style style:name="T232" style:family="text">
      <style:text-properties officeooo:rsid="00df8e31"/>
    </style:style>
    <style:style style:name="T233" style:family="text">
      <style:text-properties officeooo:rsid="00e61ebe"/>
    </style:style>
    <style:style style:name="T234" style:family="text">
      <style:text-properties officeooo:rsid="00f6f236"/>
    </style:style>
    <style:style style:name="T235" style:family="text">
      <style:text-properties officeooo:rsid="00be7f06" fo:background-color="#ffff00" loext:char-shading-value="0"/>
    </style:style>
    <style:style style:name="T236" style:family="text">
      <style:text-properties officeooo:rsid="01058932" fo:background-color="#ffff00" loext:char-shading-value="0"/>
    </style:style>
    <style:style style:name="T237" style:family="text">
      <style:text-properties officeooo:rsid="010b5541"/>
    </style:style>
    <style:style style:name="T238" style:family="text">
      <style:text-properties officeooo:rsid="01158a6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Progetto di Sistemi Operativi e Laboratorio A.A. 2020-2021</text:h>
      <text:p text:style-name="P9">Nicola Vetrini – matricola 600199</text:p>
      <text:p text:style-name="P33"><text:span text:style-name="T20">La repository contenente il codice del progetto è consultabile a</text:span><text:span text:style-name="T19">l seguente </text:span><text:span text:style-name="T20">indirizzo: </text:span><text:a xlink:type="simple" xlink:href="https://github.com/etrian-dev/progetto-sol-2021" office:name="repository github pubblica" office:target-frame-name="_blank" xlink:show="new" text:style-name="Internet_20_link" text:visited-style-name="Visited_20_Internet_20_Link"><text:span text:style-name="T19">github</text:span></text:a></text:p>
      <text:h text:style-name="P41" text:outline-level="3">Architettura del sistema <text:span text:style-name="T197">software</text:span></text:h>
      <text:p text:style-name="P28"><text:span text:style-name="T35">Il </text:span><text:span text:style-name="T36">fileserver implementato</text:span><text:span text:style-name="T35"> è diviso in tre entità principali: il server, il client e la API di comunicazione tra </text:span><text:span text:style-name="T37">client e server</text:span><text:span text:style-name="T35">. La API è implementata come libreria condivisa, </text:span><text:span text:style-name="T50">linkata sia dal programma server che dal programma client</text:span><text:span text:style-name="T35">. Inoltre ho realizzato una libreria </text:span><text:span text:style-name="T38">condivisa </text:span><text:span text:style-name="T35">di </text:span><text:span text:style-name="T50">funzioni di</text:span><text:span text:style-name="T35"> utilità </text:span><text:span text:style-name="T50">(</text:span><text:span text:style-name="T142">libutils.so</text:span><text:span text:style-name="T50">)</text:span><text:span text:style-name="T35">, </text:span><text:span text:style-name="T50">t</text:span><text:span text:style-name="T35">ra </text:span><text:span text:style-name="T50">cui </text:span><text:span text:style-name="T35">vi è l’implementazione di una coda </text:span><text:span text:style-name="T50">di </text:span><text:span text:style-name="T56">nodi</text:span><text:span text:style-name="T50"> </text:span><text:span text:style-name="T51">(lista concatenata singola)</text:span><text:span text:style-name="T39">.</text:span></text:p>
      <text:p text:style-name="P16"><text:span text:style-name="T52">Il server </text:span><text:span text:style-name="T53">è </text:span><text:span text:style-name="T52">organizzato secondo il modello master-worker (con una threadpool di dimensione fissa</text:span><text:span text:style-name="T53">ta all’avvio</text:span><text:span text:style-name="T52">) </text:span><text:span text:style-name="T53">ed </text:span><text:span text:style-name="T52">internamente </text:span><text:span text:style-name="T53">utilizza </text:span><text:span text:style-name="T52">una coda </text:span><text:span text:style-name="T54">sincronizzata (un produttore, n consumatori) </text:span><text:span text:style-name="T52">per </text:span><text:span text:style-name="T57">lo smistamento</text:span><text:span text:style-name="T52"> delle richieste provenienti dai client </text:span><text:span text:style-name="T51">ai thread worker. L</text:span><text:span text:style-name="T54">e richieste sono inserite dal thread manager </text:span><text:span text:style-name="T57">in coda </text:span><text:span text:style-name="T54">e servite da uno dei thread worker, </text:span><text:span text:style-name="T57">che invia un feedback al manager una volta che la richesta è stata completata (che abbia avuto successo o meno).</text:span></text:p>
      <text:p text:style-name="P16"><text:span text:style-name="T41">Il server mantiene anche una coda </text:span><text:span text:style-name="T55">sincronizzata</text:span><text:span text:style-name="T41"> dei </text:span><text:span text:style-name="T55">path dei </text:span><text:span text:style-name="T41">file inseriti nel filesystem, in modo da rendere agevole l’implementazione della politica di rimpiazzamento FIFO dei file</text:span><text:span text:style-name="T55"> </text:span><text:span text:style-name="T57">(maggiori dettagli nella sezione successiva).</text:span></text:p>
      <text:p text:style-name="P17"><text:span text:style-name="T40">Per memorizzare i file </text:span><text:span text:style-name="T57">nel server </text:span><text:span text:style-name="T40">ho </text:span><text:span text:style-name="T41">scelto </text:span><text:span text:style-name="T40">di utilizzare</text:span><text:span text:style-name="T41"> una </text:span><text:a xlink:type="simple" xlink:href="#1.1.5.Altre librerie o codice terzo utilizzato|outline" text:style-name="Internet_20_link" text:visited-style-name="Visited_20_Internet_20_Link"><text:span text:style-name="T41">hash table</text:span></text:a><text:span text:style-name="T41"> </text:span><text:span text:style-name="T42">l</text:span><text:span text:style-name="T41">a cui chiave </text:span><text:span text:style-name="T40">di ricerca </text:span><text:span text:style-name="T41">è il path </text:span><text:span text:style-name="T57">(assoluto)</text:span><text:span text:style-name="T41"> del file, </text:span><text:span text:style-name="T43">poiché esso è </text:span><text:span text:style-name="T41">univoco nel file server. La hash table permette </text:span><text:span text:style-name="T58">l’</text:span><text:span text:style-name="T41">accesso in tempo costante </text:span><text:span text:style-name="T44">al</text:span><text:span text:style-name="T41"> caso medio, perciò è un’ottima struttura dati per ricerca </text:span><text:span text:style-name="T46">puntuale </text:span><text:span text:style-name="T55">di dati</text:span><text:span text:style-name="T46">. </text:span><text:span text:style-name="T47">Ho preferito non</text:span><text:span text:style-name="T45"> implementare un filesystem ad albero </text:span><text:span text:style-name="T48">in quanto ciò potrebbe </text:span><text:span text:style-name="T45">potenzialmente potrebbe ridurre le prestazioni </text:span><text:span text:style-name="T55">del server</text:span><text:span text:style-name="T45">, </text:span><text:span text:style-name="T49">dato che</text:span><text:span text:style-name="T45"> l’albero delle directory potrebbe crescere in modo non bilanciato.</text:span></text:p>
      <text:p text:style-name="P17"><text:span text:style-name="T55">I valori della hashtable sono dei puntatori a strutture (</text:span><text:span text:style-name="T144">struct fs_filedata_t</text:span><text:span text:style-name="T55">, </text:span><text:span text:style-name="T58">definita nel file </text:span><text:span text:style-name="T143">server-utils.h</text:span><text:span text:style-name="T55">) il cui contenuto è un puntatore ai dati del file, la sua dimensione in byte, i</text:span><text:span text:style-name="T41"> socket dei client che hanno aperto questo file e quale socket (se esiste) ha il lock su questo file.</text:span></text:p>
      <text:h text:style-name="P41" text:outline-level="3">Politica di rimpiazzamento dei file</text:h>
      <text:p text:style-name="P3">La politica di rimpiazzamento dei file è FIFO sia nel caso in cui uno o più file debbano essere rimpiazzati a <text:span text:style-name="T211">perché l’inserimento di nuovi dati provocherebbe il superamento</text:span> della quantità di memoria <text:span text:style-name="T211">massima che possono occupare i file all’interno del server</text:span> che nel caso in cui il numero di file aperti superi quello del massimo numero di file <text:span text:style-name="T198">che possono essere memorizzati contemporaneamente nel server</text:span>. Entrambe <text:span text:style-name="T199">le soglie</text:span> sono lette dal file di configurazione e rimangono costanti per tutta l’esecuzione del server.</text:p>
      <text:p text:style-name="P18"><text:span text:style-name="T18">I file da espellere sono inviati lungo il socket </text:span><text:span text:style-name="T24">al</text:span><text:span text:style-name="T18"> client che ne ha provocato l’espulsione. </text:span><text:span text:style-name="T24">Le funzioni della API che possono provocare espulsioni di file leggono il numero di file espulsi direttamente dalla risposta del server (il cui formato è descritto nel seguito) ed in ragione di ciò leggono, ed eventualmente salvano nella directory fornita, i file espulsi. Tutte le operazioni lato server sono scritte nel file di log: quali file sono espulsi e le loro dimensioni. La funzione che si occupa della lettura e del salvataggio dei file ricevuti lato API è </text:span><text:span text:style-name="T139">write_swp</text:span><text:span text:style-name="T24">, implementata nel file </text:span><text:span text:style-name="T139">fs-api-utils.c</text:span><text:span text:style-name="T24">. </text:span><text:span text:style-name="T25">Tale funzione stampa i path e le dimensioni dei file ricevuti, più eventuali errori, rispettivamente su standard output e standard error.</text:span></text:p>
      <text:h text:style-name="P42" text:outline-level="3">Formato <text:span text:style-name="T234">del </text:span>file di configurazione</text:h>
      <text:p text:style-name="P19"><text:span text:style-name="T17">È possibile specificare un file di configurazione </text:span><text:span text:style-name="T21">de</text:span><text:span text:style-name="T17">l server, che </text:span><text:span text:style-name="T22">deve cont</text:span><text:span text:style-name="T23">enere</text:span><text:span text:style-name="T22"> </text:span><text:span text:style-name="T17">alcuni o tutti i parametri con cui il server viene </text:span><text:span text:style-name="T18">eseguito</text:span><text:span text:style-name="T17">. Tale file va specificato come argomento da riga di comando con l’opzione </text:span></text:p>
      <text:p text:style-name="P1"><text:span text:style-name="T218">-f <text:s/>&lt;conf_path&gt;</text:span>. Se il server è lanciato senza specificare -f oppure non è possibile aprire <text:span text:style-name="T212">e/o leggere </text:span>il file di configurazione specificato (ad esempio perché non esiste) viene usato il file di configurazione di default <text:span text:style-name="T218">“</text:span><text:span text:style-name="T219">config.conf”</text:span><text:span text:style-name="T209"> </text:span><text:span text:style-name="T210">generato dallo script </text:span><text:span text:style-name="T220">makeconf.sh</text:span><text:span text:style-name="T210"> </text:span><text:span text:style-name="T223">chiamato con opportuni parametri nel target all del Makefile.</text:span></text:p>
      <text:p text:style-name="P2">Il formato del file configurazione è quello di una serie di linee terminate da <text:span text:style-name="T218">‘\n’</text:span><text:span text:style-name="T1"> </text:span>(non sono consentite linee vuote o commenti<text:span text:style-name="T200">). O</text:span>gni linea contiene due campi, separati da <text:span text:style-name="T218">‘\t’</text:span><text:span text:style-name="T3">. Il primo campo contiene una delle seguenti stringhe ed il secondo contiene il valore </text:span><text:span text:style-name="T7">assegnato.</text:span></text:p>
      <text:list xml:id="list2483173198" text:style-name="L1">
        <text:list-item>
          <text:p text:style-name="P51"><text:span text:style-name="T1">tpool</text:span>: un intero &gt; 0 che definisce il numero di thread <text:span text:style-name="T200">worker </text:span>del processo server. <text:span text:style-name="T224">Oltre ai thread worker il server ha un thread manager ed un thread che gestisce la terminazione, non conteggiati.</text:span></text:p>
        </text:list-item>
        <text:list-item>
          <text:p text:style-name="P52"><text:soft-page-break/><text:span text:style-name="T2">maxmem</text:span><text:span text:style-name="T4">: un intero &gt; 0 che indica il massimo numero di </text:span><text:span text:style-name="T10">M</text:span><text:span text:style-name="T11">byte </text:span><text:span text:style-name="T4">di memoria che possono occupare </text:span><text:span text:style-name="T6">complessivamente </text:span><text:span text:style-name="T5">i</text:span><text:span text:style-name="T4"> file </text:span><text:span text:style-name="T6">nel server in ogni dato istante. Contribuisce alla determinazione della quantità di memoria occupata sol</text:span><text:span text:style-name="T8">tanto</text:span><text:span text:style-name="T6"> la dimensione </text:span><text:span text:style-name="T8">dei dati </text:span><text:span text:style-name="T6">del file, non gli altri dati accessori memorizzati </text:span><text:span text:style-name="T8">o la memoria occupata dalla </text:span><text:span text:style-name="T221">struct fs_filedata_t</text:span></text:p>
        </text:list-item>
        <text:list-item>
          <text:p text:style-name="P53">sock_path<text:span text:style-name="T3">: il path del socket usato per accettare le connessioni dai client. </text:span><text:span text:style-name="T8">Può essere sia un path relativo che un path assoluto, a patto che sia raggiungibile dalla directory base del progetto</text:span></text:p>
        </text:list-item>
        <text:list-item>
          <text:p text:style-name="P53">log_path<text:span text:style-name="T3">: il path del file di log del server. </text:span><text:span text:style-name="T9">Per i path relativi vale quanto affermato sopra</text:span></text:p>
        </text:list-item>
      </text:list>
      <text:p text:style-name="P25"><text:span text:style-name="T59">I parametri del file di configurazione</text:span><text:span text:style-name="T60"> possono comparire in un ordine qualunque nel file, ma se il valore non viene specificato o è un valore non consentito </text:span><text:span text:style-name="T61">per </text:span><text:span text:style-name="T59">il parametro in questione allora </text:span><text:span text:style-name="T60">il server setta </text:span><text:span text:style-name="T62">un</text:span><text:span text:style-name="T60"> valore di default </text:span><text:span text:style-name="T62">noto a tempo di compilazione </text:span><text:span text:style-name="T61">(quello definito in </text:span><text:span text:style-name="T145">server-utils.h</text:span><text:span text:style-name="T61">).</text:span></text:p>
      <text:h text:style-name="P50" text:outline-level="3"><text:span text:style-name="T15">Formato file di </text:span><text:span text:style-name="T183">log</text:span></text:h>
      <text:p text:style-name="P31">Il server produce un file di log, il cui path può essere specificato tra i parametri del file di configurazione e che viene troncato se già esistente nel filesystem (cioè <text:span text:style-name="T238">al termine di </text:span>due esecuzioni successive <text:s/>del server con stesso file di log <text:span text:style-name="T238">sono presenti solamente le operazioni relative all’ultima esecuzione</text:span>). Una riga del file di log ha il seguente formato:</text:p>
      <text:p text:style-name="P30">[&lt;data ed ora&gt;] [CLIENT &lt;pid&gt;] &lt;messaggio&gt;: &lt;esito operazione&gt;\n</text:p>
      <text:p text:style-name="P39"><text:span text:style-name="T171">Data e ora sono quelle ottenute chiamando </text:span><text:span text:style-name="T159">ctime_r()</text:span><text:span text:style-name="T171"> utilizzando come parametro il </text:span><text:span text:style-name="T172">timestamp</text:span><text:span text:style-name="T171"> </text:span><text:span text:style-name="T172">(</text:span><text:span text:style-name="T160">time_t</text:span><text:span text:style-name="T173">)</text:span><text:span text:style-name="T171"> corrente. </text:span><text:span text:style-name="T174">In realtà </text:span><text:span text:style-name="T171">il formato della riga </text:span><text:span text:style-name="T174">nel caso di espusioni di file dal server viene stampata soltanto la stringa </text:span><text:span text:style-name="T161">“</text:span><text:span text:style-name="T162">[SERVER] </text:span><text:span text:style-name="T161">Capacity miss: espulsi i seguenti file” </text:span><text:span text:style-name="T174">e sulle righe successive stampa i path dei file espulsi con le relative dimensioni in byte. </text:span><text:span text:style-name="T175">Il messaggio è una stringa che indica la funzione eseguita dal worker in seguito alla richiesta pervenuta (api_openFile, api_readFile, …) con il path del file e le flags </text:span><text:span text:style-name="T176">o la dimensione del buffer scritto (se pertinenti)</text:span><text:span text:style-name="T175">. L’esito è </text:span><text:span text:style-name="T177">una</text:span><text:span text:style-name="T175"> stringa </text:span><text:span text:style-name="T177">il cui contenuto dipende da errno: se errno == 0 (ovvero si sono verificati errori di uso del fileserver da parte dei client, ma non sono fallite </text:span><text:span text:style-name="T178">delle system call che settano errno</text:span><text:span text:style-name="T177">) allora è la stringa </text:span><text:span text:style-name="T163">“OK”</text:span><text:span text:style-name="T175"> in caso di operazione </text:span><text:span text:style-name="T179">eseguita</text:span><text:span text:style-name="T175"> </text:span><text:span text:style-name="T180">e</text:span><text:span text:style-name="T175"> </text:span><text:span text:style-name="T163">“FAIL</text:span><text:span text:style-name="T164">ED</text:span><text:span text:style-name="T163">”</text:span><text:span text:style-name="T175"> </text:span><text:span text:style-name="T180">altrimenti</text:span><text:span text:style-name="T175">. </text:span><text:span text:style-name="T182">Se sono fallite </text:span><text:span text:style-name="T177">funzioni che settano errno allora il messaggio è quello ottenuto con strerror_r (ho usato la versione XSI-compliant, ovvero quella con prototipo </text:span><text:span text:style-name="T165">int strerror_r(int errnum, char *buf, size_t buflen)</text:span><text:span text:style-name="T177">). </text:span><text:span text:style-name="T181">Se non fosse possibile ottenere la stringa di errore il resto del messaggio di log viene stampato comunque.</text:span></text:p>
      <text:h text:style-name="P43" text:outline-level="3">Comunicazione tra manager e workers</text:h>
      <text:p text:style-name="P26"><text:span text:style-name="T61">Tra il thread manager ed </text:span><text:span text:style-name="T59">i</text:span><text:span text:style-name="T61"> thread worker vi è una coda il cui accesso avviene in mutua esclusione, su cui il server comunica </text:span><text:span text:style-name="T66">le richieste provenienti dai client (comprensive del socket sul quale inviare le risposte). </text:span><text:span text:style-name="T59">Dopo aver inserito la richiesta in coda il server provvede a togliere dal set di file descriptor ascoltati </text:span><text:span text:style-name="T67">in lettura <text:s/></text:span><text:span text:style-name="T68">da select</text:span><text:span text:style-name="T59"> quello del socket da cui proveniva la richiesta.</text:span><text:span text:style-name="T66"> Quando un worker ha servito una richiesta </text:span><text:span text:style-name="T59">(che essa abbia avuto successo o meno)</text:span><text:span text:style-name="T66"> scrive il socket servito su una pipe il cui estremo di lettura è ascoltato dal </text:span><text:span text:style-name="T68">thread manager</text:span><text:span text:style-name="T66">, che provvede </text:span><text:span text:style-name="T59">di conseguenza </text:span><text:span text:style-name="T66">a </text:span><text:span text:style-name="T68">leggerlo </text:span><text:span text:style-name="T59">reinserire </text:span><text:span text:style-name="T66">il socket tra quelli ascoltati da select. </text:span><text:span text:style-name="T67">Se la richiesta era di disconnessione dal server allora il worker, se è andata a buon fine, scrive il socket del client cambiato di segno ed il manager, se legge un intero negativo, non </text:span><text:span text:style-name="T68">reinserisce</text:span><text:span text:style-name="T67"> il socket nel set di quelli ascoltati in lettura. Inoltre, se era </text:span><text:span text:style-name="T69">già </text:span><text:span text:style-name="T67">stato ricevuto un segnale SIGHUP in precedenza, il manager controlla se il client disconnesso era l’ultimo (sono rimasti connessi 0 clients); in tal caso i thread worker sono tutti terminati e quindi il server termina secondo la procedura descritta nel seguito.</text:span></text:p>
      <text:h text:style-name="P45" text:outline-level="3">Terminazione del server</text:h>
      <text:p text:style-name="P34"><text:span text:style-name="T118">Un thread dedicato nel server gestisce la ricezione di segnali, mentre tutti gli altri thread del processo hanno </text:span><text:span text:style-name="T129">tutti </text:span><text:span text:style-name="T118">i segnali mascherati (compreso il thread manager) per cui il thread che esegue la funzione </text:span><text:span text:style-name="T155">term_thread()</text:span><text:span text:style-name="T118"> ha il compito di gestire la terminazione </text:span><text:span text:style-name="T130">del server</text:span><text:span text:style-name="T118">. Per fare ciò si serve di una pipe condivisa il cui estremo di lettura è ascoltato dalla select </text:span><text:span text:style-name="T121">n</text:span><text:span text:style-name="T118">el thread manager. Il thread che gestisce la terminazione </text:span><text:span text:style-name="T121">s</text:span><text:span text:style-name="T118">crive l’intero FAST_TERM (definito nell’header </text:span><text:span text:style-name="T156">server-utils.h</text:span><text:span text:style-name="T118">) se riceve SIGINT o SIGQUIT </text:span><text:span text:style-name="T117">e</text:span><text:span text:style-name="T131">d invece scrive</text:span><text:span text:style-name="T117"> SLOW_TERM</text:span><text:span text:style-name="T122"> </text:span><text:span text:style-name="T117">se riceve SIGHUP. Dopo aver effettuato la scrittura (di 4 bytes, quindi sicuramente atomica anche senza prevedere sincronizzazione esplicita) </text:span><text:span text:style-name="T123">questo</text:span><text:span text:style-name="T117"> thread termina ed il thread manager, quando andrà a leggere dalla pipe l’intero scritto </text:span><text:span text:style-name="T131">farà partire la procedura di terminazione.</text:span></text:p>
      <text:p text:style-name="P37"><text:soft-page-break/><text:span text:style-name="T118">Nella terminazione di tipo veloce tutte le connessioni del server verso l’esterno sono chiuse: </text:span><text:span text:style-name="T132">vengono chiusi </text:span><text:span text:style-name="T118">sia il socket in ascolto di connessioni da nuovi client che i socket dei client che in quel momento erano connessi al server. </text:span><text:span text:style-name="T133">Il</text:span><text:span text:style-name="T118"> server non può </text:span><text:span text:style-name="T133">quindi </text:span><text:span text:style-name="T118">ricevere ulteriori richieste, </text:span><text:span text:style-name="T119">per cui svuota la coda dalle richieste che non erano ancora state servite dai worker (perché il client che le ha fatte non avrebbe modo di ricevere la risposta) ed inserisce in coda delle nuove richieste dal contenuto </text:span><text:span text:style-name="T134">diverso da quelle della API. Le richieste sono strutture descritte meglio nel seguito, ma in questo caso il primo campo viene settato come FAST_TERM e tutti gli altri a 0. Il thread manager inserisce un numero di queste richieste pari al numero di worker thread creati (la dimensione della threadpool) cosicché ciascun worker, che in seguito alla lettura di una di queste richieste termina immediatamente, possa ricevere una richiesta che lo faccia terminare. I</text:span><text:span text:style-name="T119">l thread manager, </text:span><text:span text:style-name="T134">concorrentemente</text:span><text:span text:style-name="T119">, eseguirà pthread_join su tutti i worker thread </text:span><text:span text:style-name="T135">di cui deve</text:span><text:span text:style-name="T119"> attendere </text:span><text:span text:style-name="T135">la terminazione. Una volta completato le join il manager procede </text:span><text:span text:style-name="T119">con la stampa delle statistiche d’uso tramite la funzione </text:span><text:span text:style-name="T157">stats</text:span><text:span text:style-name="T158">()</text:span><text:span text:style-name="T169"> in </text:span><text:span text:style-name="T157">server.c</text:span><text:span text:style-name="T169"> </text:span><text:span text:style-name="T170">e poi libera la memoria allocata prima di terminare.</text:span></text:p>
      <text:p text:style-name="P35"><text:span text:style-name="T118">Nella terminazione di tipo lento (causata dall’invio al server di SIGHUP) </text:span><text:span text:style-name="T119">il thread manager non accetta </text:span><text:span text:style-name="T118">nuove connessioni (quindi quel socket viene chiuso), ma i client connessi possono continuare ad inviare richieste finché non si disconnettono; quando non vi è più alcun client connesso allora il server termina liberando le risorse, </text:span><text:span text:style-name="T120">in modo </text:span><text:span text:style-name="T136">analogo</text:span><text:span text:style-name="T120"> a come descritto in precedenza, ma usando in questo caso una variabile condivisa (slow_term) </text:span><text:span text:style-name="T137">per far terminare i worker.</text:span></text:p>
      <text:p text:style-name="P38"><text:span text:style-name="T110">Il server prima di terminare</text:span><text:span text:style-name="T111"> stampa su standard output un sunto delle statistiche di uso ed i parametri di configurazione. Le informazioni stampate sono: path del socket su cui i client si erano connessi e path del file di log generato (letti dal file di configurazione), numero di client connessi al momento della terminazione, massima quantità di memoria occupabile dai file (dal file di configurazione), quantità di memoria occupata al momento della terminazione, quantità massima di memoria occupata durante l’esecuzione del server (tutte le quantità di memoria sono espresse sia in Mbyte che in byte), massimo numero di file che potevano essere presenti contemporaneamente nel server, numero di file contenuti nel server al momento della terminazione, massimo numero di file che sono stati presenti contemporaneamente durante tutta l’esecuzione e, per ultima, la lista dei path dei file presenti nel server al termine dell’esecuzione (con la relativa dimensione </text:span><text:span text:style-name="T112">in byte</text:span><text:span text:style-name="T111">, se reperibile). </text:span><text:span text:style-name="T113">I file sono ordinati dal meno recente (il primo tra </text:span><text:span text:style-name="T114">quelli presenti </text:span><text:span text:style-name="T113">ad essere stato creato nel server) al più recente.</text:span></text:p>
      <text:h text:style-name="P46" text:outline-level="3">API</text:h>
      <text:p text:style-name="P29">La API è costituita da un insieme di funzioni che soddisfano la specifica data nel testo del progetto ed una struttura dati <text:span text:style-name="T225">condivisa </text:span><text:span text:style-name="T228">(</text:span><text:span text:style-name="T213">struct conn_info</text:span><text:span text:style-name="T228">, dichiarata in </text:span><text:span text:style-name="T213">fs-api.h</text:span><text:span text:style-name="T228">) </text:span>che consente alla API di associare al pathname del socket (usato come parametro nelle call della API) al socket di tipo AF_UNIX usato per la comunicazione con il server. Dato che ogni client connesso ha un socket diverso la API mantiene internamente l’associazione biunivoca tra client e socket utilizzando un array di coppie (PID <text:span text:style-name="T226">del client</text:span>, descrittore del socket) aggiornato ogni volta che un client si connette <text:span text:style-name="T227">o si disconnette dal server. </text:span><text:span text:style-name="T235">Essendo una struttura dati condivis</text:span><text:span text:style-name="T236">a...</text:span></text:p>
      <text:p text:style-name="P60"><text:span text:style-name="T102">P</text:span><text:span text:style-name="T115">er l’implementazione del salvataggio dei file in seguito a espulsioni di file o letture ho deciso di creare file nella directory specificata con -d o -D il cui nome è formato soltanto dal nome del file, non da tutto il path. Quindi non ricostruisco la struttura ad albero di directory che i file letti avevano nel filesystem all’interno della directory di salvataggio. La funzione che implementa il salvataggio è </text:span><text:span text:style-name="T153">write_swp()</text:span><text:span text:style-name="T115">, in </text:span><text:span text:style-name="T153">fs-api-utils.c </text:span><text:span text:style-name="T168">ed è chiamata internamente dalle funzioni della API</text:span><text:span text:style-name="T153">.</text:span></text:p>
      <text:h text:style-name="P47" text:outline-level="3">Protocollo di comunicazione tra API e server</text:h>
      <text:p text:style-name="P27"><text:span text:style-name="T63">L</text:span><text:span text:style-name="T64">e funzioni della API interagiscono con il server tramite il socket assegnato a quel client, sul quale</text:span><text:span text:style-name="T63"> </text:span><text:span text:style-name="T64">scrivono </text:span><text:span text:style-name="T63">le richieste </text:span><text:span text:style-name="T64">ed i relativi parametri, attendendo poi la risposta da parte del server prima di inviare successive richieste dallo stesso client</text:span><text:span text:style-name="T63">. </text:span></text:p>
      <text:p text:style-name="P27"><text:span text:style-name="T65">Il client deve chiamare openConnection per aprire una connessione con il server; la API chiama connect() a tale scopo, ritentando ogni msec millisecondi in caso di fallimento, fino al raggiungimento di abstime. L’implementazione data del client prima di aprire la connessione salva il timestamp corrente (tramite </text:span><text:span text:style-name="T146">time(0)</text:span><text:span text:style-name="T65">) e setta abstime come quell’istante a cui aggiungo 5 (cinque secondi), per cui dopo circa cinque secondi di tentativi di connessione falliti la openConnection ritorna -1 al client. </text:span></text:p>
      <text:p text:style-name="P20"><text:span text:style-name="T71">Al momento dell’accettazione della connessione da parte del server la API invia sul socket appena aperto un intero contenente il PID del client </text:span><text:span text:style-name="T72">chiamante</text:span><text:span text:style-name="T71">. Tale valore verrà memorizzato dal server in una struttura dati </text:span><text:soft-page-break/><text:span text:style-name="T71">interna al fine di identificare il client all’interno del server. Sia il PID che il socket di un determinato client rimangono costanti durante tutta la durata della connessione, ma il socket non è utilizzabile per identificare i client in quanto potrebbe essere riassegnato lo stesso descrittore </text:span><text:span text:style-name="T75">di</text:span><text:span text:style-name="T71"> socket a client connessi in momenti diversi. Potenzialmente anche processi connessi in tempi diversi al server possono avere lo stesso PID, per cui la soluzione adottata non è perfetta, </text:span><text:span text:style-name="T73">ma è in generale meno probabile che ciò accada. Soluzioni alternative esplorate sono state l’utilizzo di rand_r, o in generale funzioni che producessero numeri pseudocasuali, ma le cui sequenze fossero riproducibili a partire dai due dati che il server conosce di ogni richiesta: PID e socket del client. Tuttavia, proprio il requisito della riproducibilità vanifica l’adozione di un identificatore intero pseudocasuale, in quanto se vi fossero client connessi in momenti diversi con stesso PID (e potenzialmente sul medesimo descrittore) il problema si ripresenterebbe. Possono </text:span><text:span text:style-name="T76">essere trovate</text:span><text:span text:style-name="T73"> soluzioni più raffinate </text:span><text:span text:style-name="T76">al problema</text:span><text:span text:style-name="T73">, comprendenti ad esempio il tempo di inizio della connessione </text:span><text:span text:style-name="T76">come parametro</text:span><text:span text:style-name="T73">, che richiederebbero un’implementazione leggermente più elaborata per concordare uno stato comune tra API e server da cui partire per derivare gli identificatori </text:span><text:span text:style-name="T74">ad ogni richiesta</text:span><text:span text:style-name="T73">, </text:span><text:span text:style-name="T77">ma nel progetto ho implementato soltanto l’identificazione tramite PID.</text:span></text:p>
      <text:p text:style-name="P21"><text:span text:style-name="T78">Le richieste </text:span><text:span text:style-name="T79">effettuate dai</text:span><text:span text:style-name="T78"> client tramite la API possono essere di apertura </text:span><text:span text:style-name="T79">(‘O’)</text:span><text:span text:style-name="T78">, </text:span><text:span text:style-name="T201">di lock (‘L’), di unlock (‘U’)</text:span><text:span text:style-name="T13">,</text:span><text:span text:style-name="T78"> di lettura </text:span><text:span text:style-name="T85">(‘R’), di lettura di n files qualsiasi nel server (‘N’)</text:span><text:span text:style-name="T80">, </text:span><text:span text:style-name="T201">di scrittura </text:span><text:span text:style-name="T203">(‘W’)</text:span><text:span text:style-name="T78">, </text:span><text:span text:style-name="T81">di scrittura in coda </text:span><text:span text:style-name="T82">(‘</text:span><text:span text:style-name="T85">A’</text:span><text:span text:style-name="T82">)</text:span><text:span text:style-name="T81">, </text:span><text:span text:style-name="T202">o di rimozione (‘X’)</text:span><text:span text:style-name="T80"> </text:span><text:span text:style-name="T78">di un file. </text:span><text:span text:style-name="T85">Un file</text:span><text:span text:style-name="T78"> è identificato </text:span><text:span text:style-name="T82">univocamente </text:span><text:span text:style-name="T78">dal suo path </text:span><text:span text:style-name="T86">(assoluto)</text:span><text:span text:style-name="T78"> </text:span><text:span text:style-name="T82">all’interno del server,</text:span><text:span text:style-name="T86"> per cui i path forniti all’interno delle richieste ed inviati come file espulsi sono tutti assoluti</text:span><text:span text:style-name="T78">. </text:span></text:p>
      <text:p text:style-name="P22"><text:span text:style-name="T83">Vi è un’ulteriore tipo di richiesta, quella di disconnessione (‘!’) che serve essenzialmente al server per rimuovere il client da quelli da cui riceve richieste. </text:span><text:span text:style-name="T87">A differenza delle altre richieste nella richiesta di disconnessione, mandata dalla funzione della API </text:span><text:span text:style-name="T148">closeConnection()</text:span><text:span text:style-name="T87">, la API non riceve </text:span><text:span text:style-name="T88">una </text:span><text:span text:style-name="T87">risposta</text:span><text:span text:style-name="T83"> </text:span><text:span text:style-name="T88">dal server.</text:span></text:p>
      <text:p text:style-name="P22"><text:span text:style-name="T88">In tutti gli altri casi i</text:span><text:span text:style-name="T84">l server, </text:span><text:span text:style-name="T88">una volta ricevuta e servita una richiesta invierà una risposta</text:span><text:span text:style-name="T84">. </text:span><text:span text:style-name="T88">Se la funzione della API prevede l’invio di file o si sono verificate espulsioni a causa di capacity misses allora read successive provvederanno a far ricevere alla API i file. Il numero e la dimensione in byte dei buffer inviati è specificata nella risposta </text:span><text:span text:style-name="T89">(</text:span><text:span text:style-name="T149">struct reply_t</text:span><text:span text:style-name="T89">)</text:span><text:span text:style-name="T88">, con il formato descritto in seguito.</text:span></text:p>
      <text:p text:style-name="P5">Le richieste <text:span text:style-name="T230">e le risposte </text:span><text:span text:style-name="T12">sono </text:span><text:span text:style-name="T14">delle strutture (</text:span><text:span text:style-name="T214">struct request_t </text:span><text:span text:style-name="T222">e </text:span><text:span text:style-name="T216">struct reply_t</text:span><text:span text:style-name="T222"> rispettivamente</text:span><text:span text:style-name="T214">)</text:span><text:span text:style-name="T14"> </text:span><text:span text:style-name="T229">dichiarate in </text:span><text:span text:style-name="T215">fs-api.h </text:span><text:span text:style-name="T222">e </text:span><text:span text:style-name="T14">contenenti i seguenti campi:</text:span></text:p>
      <text:list xml:id="list2363188572" text:style-name="L2">
        <text:list-item>
          <text:p text:style-name="P55"><text:span text:style-name="T1">char type:</text:span> il tipo della richiesta, ovvero <draw:frame draw:style-name="fr1" draw:name="Object1" text:anchor-type="as-char" svg:y="-0.1362in" svg:width="3.478in" svg:height="0.178in" draw:z-index="0"><draw:object xlink:href="./Object 1" xlink:type="simple" xlink:show="embed" xlink:actuate="onLoad"/><draw:image xlink:href="./ObjectReplacements/Object 1" xlink:type="simple" xlink:show="embed" xlink:actuate="onLoad"/></draw:frame></text:p>
        </text:list-item>
        <text:list-item>
          <text:p text:style-name="P54">int pid<text:span text:style-name="T3">: il PID del client che invia la richiesta, usato nel server, ove necessario, per determinare se consentire o meno un’operazione sul file o sulla connessione</text:span></text:p>
        </text:list-item>
        <text:list-item>
          <text:p text:style-name="P58"><text:span text:style-name="T166">int flags</text:span><text:span text:style-name="T90">: le flag della richiesta (O_CREATE</text:span><text:span text:style-name="T83">FILE </text:span><text:span text:style-name="T91">= 0x1 </text:span><text:span text:style-name="T92">= 1</text:span><text:span text:style-name="T90">, </text:span><text:span text:style-name="T204">O_LOCK</text:span><text:span text:style-name="T205">FILE </text:span><text:span text:style-name="T206">= 0x</text:span><text:span text:style-name="T207">2</text:span><text:span text:style-name="T206"> </text:span><text:span text:style-name="T208">= </text:span><text:span text:style-name="T207">2</text:span><text:span text:style-name="T90">)</text:span></text:p>
        </text:list-item>
        <text:list-item>
          <text:p text:style-name="P55"><text:span text:style-name="T1">size_t path_len</text:span>: la lunghezza del pat<text:span text:style-name="T231">h del file sul quale effettuo la richiesta</text:span></text:p>
        </text:list-item>
        <text:list-item>
          <text:p text:style-name="P58"><text:span text:style-name="T166">size_t buf_len</text:span><text:span text:style-name="T90">: la lunghezza del buffer che passo al server </text:span><text:span text:style-name="T93">(settato se necessario, altrimenti ignorato)</text:span></text:p>
        </text:list-item>
      </text:list>
      <text:p text:style-name="P6"/>
      <text:p text:style-name="P7">Le risposte del server hanno un formato simile:</text:p>
      <text:list xml:id="list1076146903" text:style-name="L3">
        <text:list-item>
          <text:p text:style-name="P56"><text:span text:style-name="T1">char status</text:span>: l’esito dell’operazione richiesta. I valori possibili sono ‘Y’ o ‘N’</text:p>
        </text:list-item>
        <text:list-item>
          <text:p text:style-name="P57"><text:span text:style-name="T1">int nbuffers</text:span>: il numero di file che saranno inviati sul socket in risposta della richiesta</text:p>
        </text:list-item>
        <text:list-item>
          <text:p text:style-name="P57"><text:span text:style-name="T1">size_t paths_sz</text:span>: la lunghezza dei path dei file inviati <text:span text:style-name="T232">concatenati. Rilevante solo se nbuffers &gt; 0</text:span></text:p>
        </text:list-item>
      </text:list>
      <text:p text:style-name="P23"><text:span text:style-name="T94">Se il server deve inviare dei file allora nbuffers è &gt; 0 e le dimensioni di essi sono inviati in una write successiva come array di size_t (quindi il ricevente </text:span><text:span text:style-name="T95">deve conoscere</text:span><text:span text:style-name="T94"> quanti byte leggere a priori e come interpretarli, dato che saranno nbuffers * sizeof(size_t). I path dei file sono poi inviati nella successiva write, concatenati in una stringa (terminata quindi da ‘</text:span><text:span text:style-name="T150">\0’</text:span><text:span text:style-name="T94">), ma tra loro separati da </text:span><text:span text:style-name="T150">‘\n’.</text:span><text:span text:style-name="T94"> Il valore del campo paths_sz è calcolato in modo da essere uguale al numero di byte della stringa di path generata (compreso il terminatore).</text:span></text:p>
      <text:p text:style-name="P10"><text:span text:style-name="T184">Ad esempio se il server inviasse i file con path file1, file2, file3 e file4 la </text:span><text:span text:style-name="T185">risposta avrebbe il campo nbuffers = 4 e la</text:span><text:span text:style-name="T184"> api leggerebbe la stringa </text:span><text:span text:style-name="T193">“file1</text:span><text:span text:style-name="T194">\n</text:span><text:span text:style-name="T193">file2</text:span><text:span text:style-name="T194">\n</text:span><text:span text:style-name="T193">file3</text:span><text:span text:style-name="T194">\n</text:span><text:span text:style-name="T193">file4</text:span><text:span text:style-name="T194">\0</text:span><text:span text:style-name="T193">”</text:span><text:span text:style-name="T184"> che può poi tokenizzare opportun</text:span><text:span text:style-name="T186">amente </text:span><text:span text:style-name="T187">per ricavarne i singoli path</text:span></text:p>
      <text:p text:style-name="P8">La generica implementazione di una funzione della api quindi è riassumbile con il seguente pseudocodice:</text:p>
      <text:p text:style-name="P8"/>
      <text:p text:style-name="P8">clientConnesso(); writeRichiesta(); readRisposta(); read<text:span text:style-name="T233">Sizes</text:span>(); readPaths(); readFiles(); storeFiles();</text:p>
      <text:p text:style-name="P8"/>
      <text:p text:style-name="P24"><text:span text:style-name="T96">Naturalmente non tutte le operazioni </text:span><text:span text:style-name="T97">hanno la necessità di leggere dei</text:span><text:span text:style-name="T96"> file <text:s/></text:span><text:span text:style-name="T97">in risposta</text:span><text:span text:style-name="T96">, per cui alcune funzioni della API si limitano a leggere la risposta per vedere se l’operazione è andata a buon fine oppure no e </text:span><text:span text:style-name="T99">reagire</text:span><text:span text:style-name="T96"> di conseguenza. La openFile non provoca alcun rimpiazzamento per numero di file, dato che il server rifiuta l’operazione (di creazione del file, dato che l’apertura di file già presenti non presenta problemi di questo genere) se sono già presenti nel server il massimo numero di file </text:span><text:span text:style-name="T100">specificato dalla configurazione</text:span><text:span text:style-name="T96">. Per poter </text:span><text:soft-page-break/><text:span text:style-name="T96">inserire un nuovo file è necessario quindi </text:span><text:span text:style-name="T98">rimuovere un</text:span><text:span text:style-name="T96"> altro file, oppure provoca</text:span><text:span text:style-name="T101">re</text:span><text:span text:style-name="T96"> lo swapout </text:span><text:span text:style-name="T101">di altri </text:span><text:span text:style-name="T96">attraverso una append opportuna.</text:span></text:p>
      <text:p text:style-name="P11"><text:span text:style-name="T189">P</text:span><text:span text:style-name="T188">er garantire il particolar modo la correttezza della semantica della writeFile il server mantiene anche una struttura dati che associa ad ogni client </text:span><text:span text:style-name="T190">(quindi ricorda anche il PID)</text:span><text:span text:style-name="T188"> l’ultima operazione completata con successo (il tipo dell’operazione, le flags usate e il path del file sul quale ha operato), così da poter determinare se l’ultima operazione effettuata da quel socket sia stata </text:span></text:p>
      <text:p text:style-name="P12"><text:span text:style-name="T188">openFile(path, O_CREATEFILE</text:span><text:span text:style-name="T191">|O_LOCKFILE</text:span><text:span text:style-name="T188">).</text:span></text:p>
      <text:p text:style-name="P13"><text:span text:style-name="T188">Un’operazione particolare implementata dalla API è la </text:span><text:span text:style-name="T195">lockFile()</text:span><text:span text:style-name="T188">: tale funzione infatti prova ripetutamente ad acquisire la mutua esclusione sul path dato come parametro inviando ogni 100 millisecondi circa richieste di lock al server. Finché l’operazione non viene consentita dal server la funzione non ritorna al client chiamante, di fatto bloccandone l’esecuzione (i client in questo caso sono single-threaded). </text:span><text:span text:style-name="T192">L’attesa attiva in questo caso è necessaria poiché devo inviare una richiesta e verificare il contenuto della risposta del server, per cui non è possibile utilizzare variabili di condizione per ridurre l’overhead dato dall’intenso scambio di messaggi tra client e server, anche se, operando in locale, la latenza dovrebbe essere comunque accettabile.</text:span></text:p>
      <text:h text:style-name="P48" text:outline-level="3">Client</text:h>
      <text:p text:style-name="P59"><text:span text:style-name="T102">Il client è un programma che riceve da riga di comando le operazioni da effettuare una volta connesso al server, usando le apposite funzioni fornite dalla API. Le opzioni possono essere ripetute </text:span><text:span text:style-name="T103">più volte e sono <text:s/></text:span><text:span text:style-name="T102">eseguite nell’ordine in cui </text:span><text:span text:style-name="T104">compaiono in argv</text:span><text:span text:style-name="T102">, ad eccezione di -w e -R, -D e -d. </text:span><text:span text:style-name="T104">Le ultime quattro opzioni menzionate</text:span><text:span text:style-name="T102"> sono implementate, ma possono comparire </text:span><text:span text:style-name="T104">al più </text:span><text:span text:style-name="T102">una volta e vengono eseguite </text:span><text:span text:style-name="T104">le chiamate alla API </text:span><text:span text:style-name="T102">corrispondenti soltanto al termine di tutte le altre richieste </text:span><text:span text:style-name="T104">(prima le richieste associate a -w e poi quelle associate a -R)</text:span><text:span text:style-name="T102">. Se è </text:span><text:span text:style-name="T105">passata</text:span><text:span text:style-name="T102"> -h </text:span><text:span text:style-name="T106">al client </text:span><text:span text:style-name="T102">tale opzione </text:span><text:span text:style-name="T107">fa stampare</text:span><text:span text:style-name="T102"> il messaggio di uso</text:span><text:span text:style-name="T109"> (definito in</text:span><text:span text:style-name="T151"> client.h</text:span><text:span text:style-name="T167">)</text:span><text:span text:style-name="T152"> </text:span><text:span text:style-name="T102">e termina il programma client senza effettuare alcuna operazione eventualmente specificata </text:span><text:span text:style-name="T108">prima o dopo in argv</text:span><text:span text:style-name="T102">; lo stesso comportamento si ha se non viene specificato con -f alcun path del socket su cui il client deve connettersi o se non è stata passata alcuna opzione al programma (argc == 1).</text:span></text:p>
      <text:h text:style-name="P49" text:outline-level="3">Script di testing</text:h>
      <text:p text:style-name="P36"><text:span text:style-name="T124">Nel makefile principale vi sono tre target di test: test1, test2 e test3. I file di configurazione per i test sono generati </text:span><text:span text:style-name="T125">durante l’esecuzione del corrispondente target </text:span><text:span text:style-name="T124">dallo script makeconf.sh, che prende </text:span><text:span text:style-name="T125">i parametri da scrivere rispettivamente in test1.conf, test2.conf e test3.conf.</text:span><text:span text:style-name="T124"> </text:span></text:p>
      <text:p text:style-name="P36"><text:span text:style-name="T127">Nel test1 i</text:span><text:span text:style-name="T126">l lancio del server e dei client avviene tramite lo script test1.sh, il quale esegue i</text:span><text:span text:style-name="T124">l server con valgrind (in background) ed </text:span><text:span text:style-name="T126">esegue dei client che effettuano delle richieste. A</text:span><text:span text:style-name="T124">l termine </text:span><text:span text:style-name="T126">dell’esecuzione dell’ultimo client viene inviato </text:span><text:span text:style-name="T124">il segnale SIGHUP </text:span><text:span text:style-name="T126">al server </text:span><text:span text:style-name="T124">(</text:span><text:span text:style-name="T126">siccome </text:span><text:span text:style-name="T124">il server è lanciato con valgrind il suo PID sarà quello di valgrind, per cui pidof ha argomento valgrind.bin).</text:span></text:p>
      <text:p text:style-name="P32"><text:span text:style-name="T124">I</text:span><text:span text:style-name="T116">l target test2 testa invece l’algoritmo di rimpiazzamento dei file, per cui crea, se non esiste, la directory save_writes nella directory base del progetto e tenta di scrivere tutti i file nella directory testcases, passando al client -D save_writes. L’algoritmo di rimpiazzamento dovrebbe risultare al termine dell’esecuzione del server eseguito 6 volte ed i file espulsi (oltre alle stampe effettuate da </text:span><text:span text:style-name="T154">write_swp</text:span><text:span text:style-name="T116">) sono registrati anche nel file di log del server (test2.log </text:span><text:span text:style-name="T128">in questo caso</text:span><text:span text:style-name="T116">)</text:span></text:p>
      <text:h text:style-name="P44" text:outline-level="3">Altre librerie o codice terzo utilizzato</text:h>
      <text:p text:style-name="P4"><text:span text:style-name="T237">La hashtable usata per conservare i file è </text:span><text:span text:style-name="T196">quella </text:span>fornita nell’esercitazione 7 <text:span text:style-name="T196">(icl_hash), </text:span><text:span text:style-name="T237">da cui </text:span><text:span text:style-name="T196">ho ricavato una libreria condivisa </text:span><text:span text:style-name="T237">(</text:span><text:span text:style-name="T217">./libs/libicl_hash.so</text:span><text:span text:style-name="T237">)</text:span></text:p>
      <text:p text:style-name="P14"><text:span text:style-name="T16">(</text:span><text:a xlink:type="simple" xlink:href="http://didawiki.cli.di.unipi.it/lib/exe/fetch.php/informatica/sol/laboratorio21/esercitazionib/icl_hash.tgz" office:target-frame-name="_blank" xlink:show="new" text:style-name="Internet_20_link" text:visited-style-name="Visited_20_Internet_20_Link"><text:span text:style-name="T16">didawiki.cli.di.unipi.it/lib/exe/fetch.php/informatica/sol/laboratorio21/esercitazionib/icl_hash.tgz</text:span></text:a><text:span text:style-name="T16">).</text:span></text:p>
      <text:p text:style-name="P14"><text:span text:style-name="T33">P</text:span><text:span text:style-name="T16">er la lettura/scrittura di esattamente n byte su un file descriptor ho usato le funzioni fornite durante il corso (</text:span><text:a xlink:type="simple" xlink:href="http://didawiki.cli.di.unipi.it/doku.php/informatica/sol/laboratorio21/esercitazionib/readnwriten" text:style-name="Internet_20_link" text:visited-style-name="Visited_20_Internet_20_Link"><text:span text:style-name="T16">http://didawiki.cli.di.unipi.it/doku.php/informatica/sol/laboratorio21/esercitazionib/readnwriten</text:span></text:a><text:span text:style-name="T16">), </text:span><text:span text:style-name="T31">modificate leggermente per gestire anche EINTR </text:span><text:span text:style-name="T32">senza dover ricorrere a codice aggiuntivo ad ogni </text:span><text:span text:style-name="T141">readn/writen</text:span><text:span text:style-name="T16">. </text:span><text:span text:style-name="T33">L’implementazione è il </text:span><text:span text:style-name="T140">utils.c</text:span><text:span text:style-name="T33"> ed il prototipo in </text:span><text:span text:style-name="T140">utils.h</text:span><text:span text:style-name="T33">.</text:span></text:p>
      <text:p text:style-name="P15"><text:span text:style-name="T16">I file usati per effettuare i</text:span><text:span text:style-name="T26">l</text:span><text:span text:style-name="T16"> test</text:span><text:span text:style-name="T26">ing</text:span><text:span text:style-name="T16">, contenuti nella directory </text:span><text:span text:style-name="T138">testcases</text:span><text:span text:style-name="T16">, sono stati scaricati dalla seguente pagina web </text:span><text:span text:style-name="T34">dell’Università di Canterbury </text:span><text:span text:style-name="T16">(</text:span><text:a xlink:type="simple" xlink:href="https://corpus.canterbury.ac.nz/index.html" office:target-frame-name="_blank" xlink:show="new" text:style-name="Internet_20_link" text:visited-style-name="Visited_20_Internet_20_Link"><text:span text:style-name="T29">Homepage</text:span></text:a><text:span text:style-name="T16">, </text:span><text:a xlink:type="simple" xlink:href="https://corpus.canterbury.ac.nz/descriptions/" office:target-frame-name="_blank" xlink:show="new" text:style-name="Internet_20_link" text:visited-style-name="Visited_20_Internet_20_Link"><text:span text:style-name="T29">files</text:span></text:a><text:span text:style-name="T16">) </text:span><text:span text:style-name="T30">che mette a disposizione una serie di file di vario tipo (testo e binari) per il testing di algoritmi di compressione; non ho trovato da nessuna parte menzione di restrizioni nell’uso dei file scaricabili, tuttavia se ritenuto necessario posso sostituire quei file con altri</text:span><text:span text:style-name="T16">. </text:span><text:span text:style-name="T27">Gli altri file presenti in testcases </text:span><text:span text:style-name="T28">(nelle sottodirectory) </text:span><text:span text:style-name="T27">sono stati scritti da m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6-16T18:51:06.784253544</dc:date>
    <meta:editing-duration>PT16H5M45S</meta:editing-duration>
    <meta:editing-cycles>239</meta:editing-cycles>
    <meta:document-statistic meta:table-count="0" meta:image-count="0" meta:object-count="1" meta:page-count="5" meta:paragraph-count="71" meta:word-count="3749" meta:character-count="23988" meta:non-whitespace-character-count="20308"/>
  </office:meta>
</office:document-meta>
</file>

<file path=Object 1/content.xml><?xml version="1.0" encoding="utf-8"?>
<math xmlns="http://www.w3.org/1998/Math/MathML" display="block">
  <semantics>
    <mrow>
      <mi mathvariant="italic">type</mi>
      <mo stretchy="false">∈</mo>
      <mrow>
        <mo fence="true" stretchy="false">{</mo>
        <mrow>
          <mrow>
            <mi>'</mi>
            <mi>!</mi>
            <mi>'</mi>
            <mi>,</mi>
            <mi>'</mi>
            <mi>O</mi>
            <mi>'</mi>
            <mi>,</mi>
            <mi>'</mi>
            <mi>Q</mi>
            <mi>'</mi>
            <mi>,</mi>
            <mi>'</mi>
            <mi>R</mi>
            <mi>'</mi>
            <mi>,</mi>
            <mi>'</mi>
            <mi>N</mi>
            <mi>'</mi>
            <mi>,</mi>
            <mi>'</mi>
            <mi>A</mi>
            <mi>'</mi>
            <mi>,</mi>
            <mi>'</mi>
            <mi>W</mi>
            <mi>'</mi>
            <mi>,</mi>
            <mi>'</mi>
            <mi>L</mi>
            <mi>'</mi>
            <mi>,</mi>
            <mi>'</mi>
            <mi>U</mi>
            <mi>'</mi>
            <mi>,</mi>
            <mi>'</mi>
            <mi>X</mi>
            <mi>'</mi>
          </mrow>
        </mrow>
        <mo fence="true" stretchy="false">}</mo>
      </mrow>
    </mrow>
    <annotation encoding="StarMath 5.0">type in lbrace '!', 'O', 'Q', 'R', 'N', 'A', 'W', 'L', 'U', 'X' rbrace</annotation>
  </semantics>
</math>
</file>